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ext-properties style:font-name="Liberation Sans" style:font-name-asian="DejaVu Sans" style:font-name-complex="Lohit Hindi"/>
    </style:style>
    <style:style style:name="ce2" style:family="table-cell" style:parent-style-name="Default" style:data-style-name="N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0.0378in" svg:height="6.1213in" svg:x="6.9161in" svg:y="5.2878in">
            <draw:object draw:notify-on-update-of-ranges="Sheet1.J4:Sheet1.J22 Sheet1.S3:Sheet1.S3 Sheet1.S4:Sheet1.S22 Sheet1.T3:Sheet1.T3 Sheet1.T4:Sheet1.T22 Sheet1.U3:Sheet1.U3 Sheet1.U4:Sheet1.U2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9.1858in" svg:height="5.5673in" svg:x="18.0335in" svg:y="5.2461in">
            <draw:object draw:notify-on-update-of-ranges="Sheet1.J4:Sheet1.J22 Sheet1.L3:Sheet1.L3 Sheet1.L4:Sheet1.L22 Sheet1.M3:Sheet1.M3 Sheet1.M4:Sheet1.M22 Sheet1.N3:Sheet1.N3 Sheet1.N4:Sheet1.N22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24" table:default-cell-style-name="Default"/>
        <table:table-row table:style-name="ro1">
          <table:table-cell/>
          <table:table-cell office:value-type="string">
            <text:p>insertions</text:p>
          </table:table-cell>
          <table:table-cell table:number-columns-repeated="9"/>
          <table:table-cell office:value-type="string">
            <text:p>averages</text:p>
          </table:table-cell>
          <table:table-cell table:number-columns-repeated="6"/>
          <table:table-cell office:value-type="string">
            <text:p>asymptotic</text:p>
          </table:table-cell>
          <table:table-cell table:number-columns-repeated="3"/>
          <table:table-cell office:value-type="string">
            <text:p>real times</text:p>
          </table:table-cell>
          <table:table-cell/>
        </table:table-row>
        <table:table-row table:style-name="ro2">
          <table:table-cell table:number-columns-repeated="5"/>
          <table:table-cell office:value-type="string">
            <text:p>indicies</text:p>
          </table:table-cell>
          <table:table-cell office:value-type="string">
            <text:p>Set Size:</text:p>
          </table:table-cell>
          <table:table-cell office:value-type="float" office:value="5">
            <text:p>5</text:p>
          </table:table-cell>
          <table:table-cell table:number-columns-repeated="3"/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table:number-columns-repeated="4"/>
          <table:table-cell office:value-type="string">
            <text:p>O(n)</text:p>
          </table:table-cell>
          <table:table-cell office:value-type="string">
            <text:p>O(n log n)</text:p>
          </table:table-cell>
          <table:table-cell office:value-type="string">
            <text:p>O(n log log n)</text:p>
          </table:table-cell>
          <table:table-cell table:number-columns-repeated="3"/>
        </table:table-row>
        <table:table-row table:style-name="ro2">
          <table:table-cell office:value-type="string">
            <text:p>size </text:p>
          </table:table-cell>
          <table:table-cell office:value-type="string">
            <text:p>fibonacci</text:p>
          </table:table-cell>
          <table:table-cell office:value-type="string">
            <text:p>binary</text:p>
          </table:table-cell>
          <table:table-cell office:value-type="string">
            <text:p>van emde boas</text:p>
          </table:table-cell>
          <table:table-cell table:number-columns-repeated="2"/>
          <table:table-cell office:value-type="string">
            <text:p>start</text:p>
          </table:table-cell>
          <table:table-cell office:value-type="string">
            <text:p>end</text:p>
          </table:table-cell>
          <table:table-cell/>
          <table:table-cell office:value-type="string">
            <text:p>size</text:p>
          </table:table-cell>
          <table:table-cell/>
          <table:table-cell office:value-type="string">
            <text:p>fibonacci</text:p>
          </table:table-cell>
          <table:table-cell office:value-type="string">
            <text:p>binary</text:p>
          </table:table-cell>
          <table:table-cell office:value-type="string">
            <text:p>van emde boas</text:p>
          </table:table-cell>
          <table:table-cell/>
          <table:table-cell office:value-type="string">
            <text:p>n log n</text:p>
          </table:table-cell>
          <table:table-cell office:value-type="string">
            <text:p>n log log n</text:p>
          </table:table-cell>
          <table:table-cell/>
          <table:table-cell office:value-type="string">
            <text:p>fibonacci</text:p>
          </table:table-cell>
          <table:table-cell office:value-type="string">
            <text:p>binary</text:p>
          </table:table-cell>
          <table:table-cell office:value-type="string">
            <text:p>van emde boa</text:p>
          </table:table-cell>
          <table:table-cell/>
          <table:table-cell office:value-type="string">
            <text:p>Veb / fibonacci</text:p>
          </table:table-cell>
          <table:table-cell office:value-type="string">
            <text:p>Veb / binary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0.000012452">
            <text:p>0.000012452</text:p>
          </table:table-cell>
          <table:table-cell office:value-type="float" office:value="0.000034553">
            <text:p>0.000034553</text:p>
          </table:table-cell>
          <table:table-cell office:value-type="float" office:value="0.000010151">
            <text:p>0.000010151</text:p>
          </table:table-cell>
          <table:table-cell table:number-columns-repeated="2"/>
          <table:table-cell office:value-type="float" office:value="4">
            <text:p>4</text:p>
          </table:table-cell>
          <table:table-cell table:formula="of:=[.G4]+[.$H$2]-1" office:value-type="float" office:value="8">
            <text:p>8</text:p>
          </table:table-cell>
          <table:table-cell office:value-type="float" office:value="6">
            <text:p>6</text:p>
          </table:table-cell>
          <table:table-cell table:formula="of:=2^[.I4]" office:value-type="float" office:value="64">
            <text:p>64</text:p>
          </table:table-cell>
          <table:table-cell/>
          <table:table-cell table:formula="of:=AVERAGE(INDIRECT(CONCATENATE([.L$2];[.$G4];&quot;:&quot;;[.L$2];[.$H4])))" office:value-type="float" office:value="0.0000067568">
            <text:p>6.7568E-006</text:p>
          </table:table-cell>
          <table:table-cell table:formula="of:=AVERAGE(INDIRECT(CONCATENATE([.M$2];[.$G4];&quot;:&quot;;[.M$2];[.$H4])))" office:value-type="float" office:value="0.0000282862">
            <text:p>2.82862E-005</text:p>
          </table:table-cell>
          <table:table-cell table:formula="of:=AVERAGE(INDIRECT(CONCATENATE([.N$2];[.$G4];&quot;:&quot;;[.N$2];[.$H4])))" office:value-type="float" office:value="0.0000089596">
            <text:p>8.9596E-006</text:p>
          </table:table-cell>
          <table:table-cell/>
          <table:table-cell table:formula="of:=[.$J4] * LOG([.$J4];2)" office:value-type="float" office:value="384">
            <text:p>384</text:p>
          </table:table-cell>
          <table:table-cell table:style-name="ce2" table:formula="of:=[.$J4] * LOG(LOG([.$J4];2))" office:value-type="float" office:value="49.8016800245532">
            <text:p>50</text:p>
          </table:table-cell>
          <table:table-cell/>
          <table:table-cell table:formula="of:=[.L4]/[.J4]" office:value-type="float" office:value="0.000000105575">
            <text:p>1.05575E-007</text:p>
          </table:table-cell>
          <table:table-cell table:formula="of:=[.M4]/[.P4]" office:value-type="float" office:value="0.0000000736619791666667">
            <text:p>7.36619791666667E-008</text:p>
          </table:table-cell>
          <table:table-cell table:formula="of:=[.N4]/[.Q4]" office:value-type="float" office:value="0.00000017990557739383">
            <text:p>1.7990557739383E-007</text:p>
          </table:table-cell>
          <table:table-cell/>
          <table:table-cell table:formula="of:=[.$N4]/[.L4]" office:value-type="float" office:value="1.32601231352119">
            <text:p>1.3260123135</text:p>
          </table:table-cell>
          <table:table-cell table:formula="of:=[.$N4]/[.M4]" office:value-type="float" office:value="0.316748096244812">
            <text:p>0.3167480962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0.000005346">
            <text:p>0.000005346</text:p>
          </table:table-cell>
          <table:table-cell office:value-type="float" office:value="0.000027182">
            <text:p>0.000027182</text:p>
          </table:table-cell>
          <table:table-cell office:value-type="float" office:value="0.000008832">
            <text:p>0.000008832</text:p>
          </table:table-cell>
          <table:table-cell table:number-columns-repeated="2"/>
          <table:table-cell table:style-name="ce1" table:formula="of:=[.G4]+[.$H$2]" office:value-type="float" office:value="9">
            <text:p>9</text:p>
          </table:table-cell>
          <table:table-cell table:formula="of:=[.H4]+[.$H$2]" office:value-type="float" office:value="13">
            <text:p>13</text:p>
          </table:table-cell>
          <table:table-cell office:value-type="float" office:value="7">
            <text:p>7</text:p>
          </table:table-cell>
          <table:table-cell table:formula="of:=2^[.I5]" office:value-type="float" office:value="128">
            <text:p>128</text:p>
          </table:table-cell>
          <table:table-cell/>
          <table:table-cell table:formula="of:=AVERAGE(INDIRECT(CONCATENATE([.L$2];[.$G5];&quot;:&quot;;[.L$2];[.$H5])))" office:value-type="float" office:value="0.0000115406">
            <text:p>1.15406E-005</text:p>
          </table:table-cell>
          <table:table-cell table:formula="of:=AVERAGE(INDIRECT(CONCATENATE([.M$2];[.$G5];&quot;:&quot;;[.M$2];[.$H5])))" office:value-type="float" office:value="0.0000552042">
            <text:p>5.52042E-005</text:p>
          </table:table-cell>
          <table:table-cell table:formula="of:=AVERAGE(INDIRECT(CONCATENATE([.N$2];[.$G5];&quot;:&quot;;[.N$2];[.$H5])))" office:value-type="float" office:value="0.0000257358">
            <text:p>2.57358E-005</text:p>
          </table:table-cell>
          <table:table-cell/>
          <table:table-cell table:formula="of:=[.$J5] * LOG([.$J5];2)" office:value-type="float" office:value="896">
            <text:p>896</text:p>
          </table:table-cell>
          <table:table-cell table:style-name="ce2" table:formula="of:=[.$J5] * LOG(LOG([.$J5];2))" office:value-type="float" office:value="108.172549121825">
            <text:p>108</text:p>
          </table:table-cell>
          <table:table-cell/>
          <table:table-cell table:formula="of:=[.L5]/[.J5]" office:value-type="float" office:value="0.0000000901609375">
            <text:p>9.01609375E-008</text:p>
          </table:table-cell>
          <table:table-cell table:formula="of:=[.M5]/[.P5]" office:value-type="float" office:value="0.0000000616118303571429">
            <text:p>6.16118303571429E-008</text:p>
          </table:table-cell>
          <table:table-cell table:formula="of:=[.N5]/[.Q5]" office:value-type="float" office:value="0.000000237914334171936">
            <text:p>2.37914334171936E-007</text:p>
          </table:table-cell>
          <table:table-cell/>
          <table:table-cell table:formula="of:=[.$N5]/[.L5]" office:value-type="float" office:value="2.23002270245914">
            <text:p>2.2300227025</text:p>
          </table:table-cell>
          <table:table-cell table:formula="of:=[.$N5]/[.M5]" office:value-type="float" office:value="0.466192789679046">
            <text:p>0.4661927897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0.000005337">
            <text:p>0.000005337</text:p>
          </table:table-cell>
          <table:table-cell office:value-type="float" office:value="0.00002675">
            <text:p>0.00002675</text:p>
          </table:table-cell>
          <table:table-cell office:value-type="float" office:value="0.000008778">
            <text:p>0.000008778</text:p>
          </table:table-cell>
          <table:table-cell table:number-columns-repeated="2"/>
          <table:table-cell table:style-name="ce1" table:formula="of:=[.G5]+[.$H$2]" office:value-type="float" office:value="14">
            <text:p>14</text:p>
          </table:table-cell>
          <table:table-cell table:formula="of:=[.H5]+[.$H$2]" office:value-type="float" office:value="18">
            <text:p>18</text:p>
          </table:table-cell>
          <table:table-cell office:value-type="float" office:value="8">
            <text:p>8</text:p>
          </table:table-cell>
          <table:table-cell table:formula="of:=2^[.I6]" office:value-type="float" office:value="256">
            <text:p>256</text:p>
          </table:table-cell>
          <table:table-cell/>
          <table:table-cell table:formula="of:=AVERAGE(INDIRECT(CONCATENATE([.L$2];[.$G6];&quot;:&quot;;[.L$2];[.$H6])))" office:value-type="float" office:value="0.0000209004">
            <text:p>2.09004E-005</text:p>
          </table:table-cell>
          <table:table-cell table:formula="of:=AVERAGE(INDIRECT(CONCATENATE([.M$2];[.$G6];&quot;:&quot;;[.M$2];[.$H6])))" office:value-type="float" office:value="0.0001246166">
            <text:p>0.0001246166</text:p>
          </table:table-cell>
          <table:table-cell table:formula="of:=AVERAGE(INDIRECT(CONCATENATE([.N$2];[.$G6];&quot;:&quot;;[.N$2];[.$H6])))" office:value-type="float" office:value="0.0000496738">
            <text:p>4.96738E-005</text:p>
          </table:table-cell>
          <table:table-cell/>
          <table:table-cell table:formula="of:=[.$J6] * LOG([.$J6];2)" office:value-type="float" office:value="2048">
            <text:p>2048</text:p>
          </table:table-cell>
          <table:table-cell table:style-name="ce2" table:formula="of:=[.$J6] * LOG(LOG([.$J6];2))" office:value-type="float" office:value="231.191036669938">
            <text:p>231</text:p>
          </table:table-cell>
          <table:table-cell/>
          <table:table-cell table:formula="of:=[.L6]/[.J6]" office:value-type="float" office:value="0.0000000816421875">
            <text:p>8.16421875E-008</text:p>
          </table:table-cell>
          <table:table-cell table:formula="of:=[.M6]/[.P6]" office:value-type="float" office:value="0.00000006084794921875">
            <text:p>6.084794921875E-008</text:p>
          </table:table-cell>
          <table:table-cell table:formula="of:=[.N6]/[.Q6]" office:value-type="float" office:value="0.000000214860405989343">
            <text:p>2.14860405989343E-007</text:p>
          </table:table-cell>
          <table:table-cell/>
          <table:table-cell table:formula="of:=[.$N6]/[.L6]" office:value-type="float" office:value="2.37669135518937">
            <text:p>2.3766913552</text:p>
          </table:table-cell>
          <table:table-cell table:formula="of:=[.$N6]/[.M6]" office:value-type="float" office:value="0.398613025872958">
            <text:p>0.3986130259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0.000005326">
            <text:p>0.000005326</text:p>
          </table:table-cell>
          <table:table-cell office:value-type="float" office:value="0.000026603">
            <text:p>0.000026603</text:p>
          </table:table-cell>
          <table:table-cell office:value-type="float" office:value="0.000008502">
            <text:p>0.000008502</text:p>
          </table:table-cell>
          <table:table-cell table:number-columns-repeated="2"/>
          <table:table-cell table:style-name="ce1" table:formula="of:=[.G6]+[.$H$2]" office:value-type="float" office:value="19">
            <text:p>19</text:p>
          </table:table-cell>
          <table:table-cell table:formula="of:=[.H6]+[.$H$2]" office:value-type="float" office:value="23">
            <text:p>23</text:p>
          </table:table-cell>
          <table:table-cell office:value-type="float" office:value="9">
            <text:p>9</text:p>
          </table:table-cell>
          <table:table-cell table:formula="of:=2^[.I7]" office:value-type="float" office:value="512">
            <text:p>512</text:p>
          </table:table-cell>
          <table:table-cell/>
          <table:table-cell table:formula="of:=AVERAGE(INDIRECT(CONCATENATE([.L$2];[.$G7];&quot;:&quot;;[.L$2];[.$H7])))" office:value-type="float" office:value="0.0000226536">
            <text:p>2.26536E-005</text:p>
          </table:table-cell>
          <table:table-cell table:formula="of:=AVERAGE(INDIRECT(CONCATENATE([.M$2];[.$G7];&quot;:&quot;;[.M$2];[.$H7])))" office:value-type="float" office:value="0.0001326818">
            <text:p>0.0001326818</text:p>
          </table:table-cell>
          <table:table-cell table:formula="of:=AVERAGE(INDIRECT(CONCATENATE([.N$2];[.$G7];&quot;:&quot;;[.N$2];[.$H7])))" office:value-type="float" office:value="0.0000363564">
            <text:p>3.63564E-005</text:p>
          </table:table-cell>
          <table:table-cell/>
          <table:table-cell table:formula="of:=[.$J7] * LOG([.$J7];2)" office:value-type="float" office:value="4608">
            <text:p>4608</text:p>
          </table:table-cell>
          <table:table-cell table:style-name="ce2" table:formula="of:=[.$J7] * LOG(LOG([.$J7];2))" office:value-type="float" office:value="488.572164832934">
            <text:p>489</text:p>
          </table:table-cell>
          <table:table-cell/>
          <table:table-cell table:formula="of:=[.L7]/[.J7]" office:value-type="float" office:value="0.0000000442453125">
            <text:p>4.42453125E-008</text:p>
          </table:table-cell>
          <table:table-cell table:formula="of:=[.M7]/[.P7]" office:value-type="float" office:value="0.0000000287937934027778">
            <text:p>2.87937934027778E-008</text:p>
          </table:table-cell>
          <table:table-cell table:formula="of:=[.N7]/[.Q7]" office:value-type="float" office:value="0.0000000744135720716549">
            <text:p>7.44135720716549E-008</text:p>
          </table:table-cell>
          <table:table-cell/>
          <table:table-cell table:formula="of:=[.$N7]/[.L7]" office:value-type="float" office:value="1.6048839919483">
            <text:p>1.6048839919</text:p>
          </table:table-cell>
          <table:table-cell table:formula="of:=[.$N7]/[.M7]" office:value-type="float" office:value="0.274011959439803">
            <text:p>0.2740119594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0.000005323">
            <text:p>0.000005323</text:p>
          </table:table-cell>
          <table:table-cell office:value-type="float" office:value="0.000026343">
            <text:p>0.000026343</text:p>
          </table:table-cell>
          <table:table-cell office:value-type="float" office:value="0.000008535">
            <text:p>0.000008535</text:p>
          </table:table-cell>
          <table:table-cell table:number-columns-repeated="2"/>
          <table:table-cell table:style-name="ce1" table:formula="of:=[.G7]+[.$H$2]" office:value-type="float" office:value="24">
            <text:p>24</text:p>
          </table:table-cell>
          <table:table-cell table:formula="of:=[.H7]+[.$H$2]" office:value-type="float" office:value="28">
            <text:p>28</text:p>
          </table:table-cell>
          <table:table-cell office:value-type="float" office:value="10">
            <text:p>10</text:p>
          </table:table-cell>
          <table:table-cell table:formula="of:=2^[.I8]" office:value-type="float" office:value="1024">
            <text:p>1024</text:p>
          </table:table-cell>
          <table:table-cell/>
          <table:table-cell table:formula="of:=AVERAGE(INDIRECT(CONCATENATE([.L$2];[.$G8];&quot;:&quot;;[.L$2];[.$H8])))" office:value-type="float" office:value="0.0000326228">
            <text:p>3.26228E-005</text:p>
          </table:table-cell>
          <table:table-cell table:formula="of:=AVERAGE(INDIRECT(CONCATENATE([.M$2];[.$G8];&quot;:&quot;;[.M$2];[.$H8])))" office:value-type="float" office:value="0.0002094374">
            <text:p>0.0002094374</text:p>
          </table:table-cell>
          <table:table-cell table:formula="of:=AVERAGE(INDIRECT(CONCATENATE([.N$2];[.$G8];&quot;:&quot;;[.N$2];[.$H8])))" office:value-type="float" office:value="0.0000690742">
            <text:p>6.90742E-005</text:p>
          </table:table-cell>
          <table:table-cell/>
          <table:table-cell table:formula="of:=[.$J8] * LOG([.$J8];2)" office:value-type="float" office:value="10240">
            <text:p>10240</text:p>
          </table:table-cell>
          <table:table-cell table:style-name="ce2" table:formula="of:=[.$J8] * LOG(LOG([.$J8];2))" office:value-type="float" office:value="1024">
            <text:p>1024</text:p>
          </table:table-cell>
          <table:table-cell/>
          <table:table-cell table:formula="of:=[.L8]/[.J8]" office:value-type="float" office:value="0.000000031858203125">
            <text:p>3.1858203125E-008</text:p>
          </table:table-cell>
          <table:table-cell table:formula="of:=[.M8]/[.P8]" office:value-type="float" office:value="0.00000002045287109375">
            <text:p>2.045287109375E-008</text:p>
          </table:table-cell>
          <table:table-cell table:formula="of:=[.N8]/[.Q8]" office:value-type="float" office:value="0.0000000674552734375">
            <text:p>6.74552734375E-008</text:p>
          </table:table-cell>
          <table:table-cell/>
          <table:table-cell table:formula="of:=[.$N8]/[.L8]" office:value-type="float" office:value="2.11735963804456">
            <text:p>2.117359638</text:p>
          </table:table-cell>
          <table:table-cell table:formula="of:=[.$N8]/[.M8]" office:value-type="float" office:value="0.329808334137074">
            <text:p>0.3298083341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0.000014379">
            <text:p>0.000014379</text:p>
          </table:table-cell>
          <table:table-cell office:value-type="float" office:value="0.000056716">
            <text:p>0.000056716</text:p>
          </table:table-cell>
          <table:table-cell office:value-type="float" office:value="0.000028022">
            <text:p>0.000028022</text:p>
          </table:table-cell>
          <table:table-cell table:number-columns-repeated="2"/>
          <table:table-cell table:style-name="ce1" table:formula="of:=[.G8]+[.$H$2]" office:value-type="float" office:value="29">
            <text:p>29</text:p>
          </table:table-cell>
          <table:table-cell table:formula="of:=[.H8]+[.$H$2]" office:value-type="float" office:value="33">
            <text:p>33</text:p>
          </table:table-cell>
          <table:table-cell office:value-type="float" office:value="11">
            <text:p>11</text:p>
          </table:table-cell>
          <table:table-cell table:formula="of:=2^[.I9]" office:value-type="float" office:value="2048">
            <text:p>2048</text:p>
          </table:table-cell>
          <table:table-cell/>
          <table:table-cell table:formula="of:=AVERAGE(INDIRECT(CONCATENATE([.L$2];[.$G9];&quot;:&quot;;[.L$2];[.$H9])))" office:value-type="float" office:value="0.0000592864">
            <text:p>5.92864E-005</text:p>
          </table:table-cell>
          <table:table-cell table:formula="of:=AVERAGE(INDIRECT(CONCATENATE([.M$2];[.$G9];&quot;:&quot;;[.M$2];[.$H9])))" office:value-type="float" office:value="0.0004273986">
            <text:p>0.0004273986</text:p>
          </table:table-cell>
          <table:table-cell table:formula="of:=AVERAGE(INDIRECT(CONCATENATE([.N$2];[.$G9];&quot;:&quot;;[.N$2];[.$H9])))" office:value-type="float" office:value="0.0001197252">
            <text:p>0.0001197252</text:p>
          </table:table-cell>
          <table:table-cell/>
          <table:table-cell table:formula="of:=[.$J9] * LOG([.$J9];2)" office:value-type="float" office:value="22528">
            <text:p>22528</text:p>
          </table:table-cell>
          <table:table-cell table:style-name="ce2" table:formula="of:=[.$J9] * LOG(LOG([.$J9];2))" office:value-type="float" office:value="2132.77221920405">
            <text:p>2133</text:p>
          </table:table-cell>
          <table:table-cell/>
          <table:table-cell table:formula="of:=[.L9]/[.J9]" office:value-type="float" office:value="0.0000000289484375">
            <text:p>2.89484375E-008</text:p>
          </table:table-cell>
          <table:table-cell table:formula="of:=[.M9]/[.P9]" office:value-type="float" office:value="0.0000000189718838778409">
            <text:p>0.000000019</text:p>
          </table:table-cell>
          <table:table-cell table:formula="of:=[.N9]/[.Q9]" office:value-type="float" office:value="0.000000056135952504427">
            <text:p>5.6135952504427E-008</text:p>
          </table:table-cell>
          <table:table-cell/>
          <table:table-cell table:formula="of:=[.$N9]/[.L9]" office:value-type="float" office:value="2.01943784746586">
            <text:p>2.0194378475</text:p>
          </table:table-cell>
          <table:table-cell table:formula="of:=[.$N9]/[.M9]" office:value-type="float" office:value="0.280125391145409">
            <text:p>0.2801253911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0.000011253">
            <text:p>0.000011253</text:p>
          </table:table-cell>
          <table:table-cell office:value-type="float" office:value="0.000056455">
            <text:p>0.000056455</text:p>
          </table:table-cell>
          <table:table-cell office:value-type="float" office:value="0.000025956">
            <text:p>0.000025956</text:p>
          </table:table-cell>
          <table:table-cell table:number-columns-repeated="2"/>
          <table:table-cell table:style-name="ce1" table:formula="of:=[.G9]+[.$H$2]" office:value-type="float" office:value="34">
            <text:p>34</text:p>
          </table:table-cell>
          <table:table-cell table:formula="of:=[.H9]+[.$H$2]" office:value-type="float" office:value="38">
            <text:p>38</text:p>
          </table:table-cell>
          <table:table-cell office:value-type="float" office:value="12">
            <text:p>12</text:p>
          </table:table-cell>
          <table:table-cell table:formula="of:=2^[.I10]" office:value-type="float" office:value="4096">
            <text:p>4096</text:p>
          </table:table-cell>
          <table:table-cell/>
          <table:table-cell table:formula="of:=AVERAGE(INDIRECT(CONCATENATE([.L$2];[.$G10];&quot;:&quot;;[.L$2];[.$H10])))" office:value-type="float" office:value="0.0001562996">
            <text:p>0.0001562996</text:p>
          </table:table-cell>
          <table:table-cell table:formula="of:=AVERAGE(INDIRECT(CONCATENATE([.M$2];[.$G10];&quot;:&quot;;[.M$2];[.$H10])))" office:value-type="float" office:value="0.0009112258">
            <text:p>0.0009112258</text:p>
          </table:table-cell>
          <table:table-cell table:formula="of:=AVERAGE(INDIRECT(CONCATENATE([.N$2];[.$G10];&quot;:&quot;;[.N$2];[.$H10])))" office:value-type="float" office:value="0.000238809">
            <text:p>0.000238809</text:p>
          </table:table-cell>
          <table:table-cell/>
          <table:table-cell table:formula="of:=[.$J10] * LOG([.$J10];2)" office:value-type="float" office:value="49152">
            <text:p>49152</text:p>
          </table:table-cell>
          <table:table-cell table:style-name="ce2" table:formula="of:=[.$J10] * LOG(LOG([.$J10];2))" office:value-type="float" office:value="4420.32638381107">
            <text:p>4420</text:p>
          </table:table-cell>
          <table:table-cell/>
          <table:table-cell table:formula="of:=[.L10]/[.J10]" office:value-type="float" office:value="0.00000003815908203125">
            <text:p>3.815908203125E-008</text:p>
          </table:table-cell>
          <table:table-cell table:formula="of:=[.M10]/[.P10]" office:value-type="float" office:value="0.0000000185389363606771">
            <text:p>1.85389363606771E-008</text:p>
          </table:table-cell>
          <table:table-cell table:formula="of:=[.N10]/[.Q10]" office:value-type="float" office:value="0.00000005402519616529">
            <text:p>0.000000054</text:p>
          </table:table-cell>
          <table:table-cell/>
          <table:table-cell table:formula="of:=[.$N10]/[.L10]" office:value-type="float" office:value="1.52789258577757">
            <text:p>1.5278925858</text:p>
          </table:table-cell>
          <table:table-cell table:formula="of:=[.$N10]/[.M10]" office:value-type="float" office:value="0.262074449604039">
            <text:p>0.2620744496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0.000010923">
            <text:p>0.000010923</text:p>
          </table:table-cell>
          <table:table-cell office:value-type="float" office:value="0.000054917">
            <text:p>0.000054917</text:p>
          </table:table-cell>
          <table:table-cell office:value-type="float" office:value="0.000025374">
            <text:p>0.000025374</text:p>
          </table:table-cell>
          <table:table-cell table:number-columns-repeated="2"/>
          <table:table-cell table:style-name="ce1" table:formula="of:=[.G10]+[.$H$2]" office:value-type="float" office:value="39">
            <text:p>39</text:p>
          </table:table-cell>
          <table:table-cell table:formula="of:=[.H10]+[.$H$2]" office:value-type="float" office:value="43">
            <text:p>43</text:p>
          </table:table-cell>
          <table:table-cell office:value-type="float" office:value="13">
            <text:p>13</text:p>
          </table:table-cell>
          <table:table-cell table:formula="of:=2^[.I11]" office:value-type="float" office:value="8192">
            <text:p>8192</text:p>
          </table:table-cell>
          <table:table-cell/>
          <table:table-cell table:formula="of:=AVERAGE(INDIRECT(CONCATENATE([.L$2];[.$G11];&quot;:&quot;;[.L$2];[.$H11])))" office:value-type="float" office:value="0.0003081468">
            <text:p>0.0003081468</text:p>
          </table:table-cell>
          <table:table-cell table:formula="of:=AVERAGE(INDIRECT(CONCATENATE([.M$2];[.$G11];&quot;:&quot;;[.M$2];[.$H11])))" office:value-type="float" office:value="0.001899706">
            <text:p>0.001899706</text:p>
          </table:table-cell>
          <table:table-cell table:formula="of:=AVERAGE(INDIRECT(CONCATENATE([.N$2];[.$G11];&quot;:&quot;;[.N$2];[.$H11])))" office:value-type="float" office:value="0.0005376836">
            <text:p>0.0005376836</text:p>
          </table:table-cell>
          <table:table-cell/>
          <table:table-cell table:formula="of:=[.$J11] * LOG([.$J11];2)" office:value-type="float" office:value="106496">
            <text:p>106496</text:p>
          </table:table-cell>
          <table:table-cell table:style-name="ce2" table:formula="of:=[.$J11] * LOG(LOG([.$J11];2))" office:value-type="float" office:value="9125.42394209761">
            <text:p>9125</text:p>
          </table:table-cell>
          <table:table-cell/>
          <table:table-cell table:formula="of:=[.L11]/[.J11]" office:value-type="float" office:value="0.000000037615576171875">
            <text:p>3.7615576171875E-008</text:p>
          </table:table-cell>
          <table:table-cell table:formula="of:=[.M11]/[.P11]" office:value-type="float" office:value="0.0000000178382850060096">
            <text:p>1.78382850060096E-008</text:p>
          </table:table-cell>
          <table:table-cell table:formula="of:=[.N11]/[.Q11]" office:value-type="float" office:value="0.0000000589214926793205">
            <text:p>5.89214926793205E-008</text:p>
          </table:table-cell>
          <table:table-cell/>
          <table:table-cell table:formula="of:=[.$N11]/[.L11]" office:value-type="float" office:value="1.74489431660494">
            <text:p>1.7448943166</text:p>
          </table:table-cell>
          <table:table-cell table:formula="of:=[.$N11]/[.M11]" office:value-type="float" office:value="0.283035164388595">
            <text:p>0.2830351644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0.000010643">
            <text:p>0.000010643</text:p>
          </table:table-cell>
          <table:table-cell office:value-type="float" office:value="0.00005475">
            <text:p>0.00005475</text:p>
          </table:table-cell>
          <table:table-cell office:value-type="float" office:value="0.0000246">
            <text:p>0.0000246</text:p>
          </table:table-cell>
          <table:table-cell table:number-columns-repeated="2"/>
          <table:table-cell table:style-name="ce1" table:formula="of:=[.G11]+[.$H$2]" office:value-type="float" office:value="44">
            <text:p>44</text:p>
          </table:table-cell>
          <table:table-cell table:formula="of:=[.H11]+[.$H$2]" office:value-type="float" office:value="48">
            <text:p>48</text:p>
          </table:table-cell>
          <table:table-cell office:value-type="float" office:value="14">
            <text:p>14</text:p>
          </table:table-cell>
          <table:table-cell table:formula="of:=2^[.I12]" office:value-type="float" office:value="16384">
            <text:p>16384</text:p>
          </table:table-cell>
          <table:table-cell/>
          <table:table-cell table:formula="of:=AVERAGE(INDIRECT(CONCATENATE([.L$2];[.$G12];&quot;:&quot;;[.L$2];[.$H12])))" office:value-type="float" office:value="0.0006295302">
            <text:p>0.0006295302</text:p>
          </table:table-cell>
          <table:table-cell table:formula="of:=AVERAGE(INDIRECT(CONCATENATE([.M$2];[.$G12];&quot;:&quot;;[.M$2];[.$H12])))" office:value-type="float" office:value="0.003953386">
            <text:p>0.003953386</text:p>
          </table:table-cell>
          <table:table-cell table:formula="of:=AVERAGE(INDIRECT(CONCATENATE([.N$2];[.$G12];&quot;:&quot;;[.N$2];[.$H12])))" office:value-type="float" office:value="0.001085244">
            <text:p>0.001085244</text:p>
          </table:table-cell>
          <table:table-cell/>
          <table:table-cell table:formula="of:=[.$J12] * LOG([.$J12];2)" office:value-type="float" office:value="229376">
            <text:p>229376</text:p>
          </table:table-cell>
          <table:table-cell table:style-name="ce2" table:formula="of:=[.$J12] * LOG(LOG([.$J12];2))" office:value-type="float" office:value="18778.1617365523">
            <text:p>18778</text:p>
          </table:table-cell>
          <table:table-cell/>
          <table:table-cell table:formula="of:=[.L12]/[.J12]" office:value-type="float" office:value="0.0000000384234741210938">
            <text:p>3.84234741210938E-008</text:p>
          </table:table-cell>
          <table:table-cell table:formula="of:=[.M12]/[.P12]" office:value-type="float" office:value="0.0000000172353951590402">
            <text:p>1.72353951590402E-008</text:p>
          </table:table-cell>
          <table:table-cell table:formula="of:=[.N12]/[.Q12]" office:value-type="float" office:value="0.000000057792877451233">
            <text:p>5.7792877451233E-008</text:p>
          </table:table-cell>
          <table:table-cell/>
          <table:table-cell table:formula="of:=[.$N12]/[.L12]" office:value-type="float" office:value="1.72389505698059">
            <text:p>1.723895057</text:p>
          </table:table-cell>
          <table:table-cell table:formula="of:=[.$N12]/[.M12]" office:value-type="float" office:value="0.274510002311942">
            <text:p>0.2745100023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0.000010505">
            <text:p>0.000010505</text:p>
          </table:table-cell>
          <table:table-cell office:value-type="float" office:value="0.000053183">
            <text:p>0.000053183</text:p>
          </table:table-cell>
          <table:table-cell office:value-type="float" office:value="0.000024727">
            <text:p>0.000024727</text:p>
          </table:table-cell>
          <table:table-cell table:number-columns-repeated="2"/>
          <table:table-cell table:style-name="ce1" table:formula="of:=[.G12]+[.$H$2]" office:value-type="float" office:value="49">
            <text:p>49</text:p>
          </table:table-cell>
          <table:table-cell table:formula="of:=[.H12]+[.$H$2]" office:value-type="float" office:value="53">
            <text:p>53</text:p>
          </table:table-cell>
          <table:table-cell office:value-type="float" office:value="15">
            <text:p>15</text:p>
          </table:table-cell>
          <table:table-cell table:formula="of:=2^[.I13]" office:value-type="float" office:value="32768">
            <text:p>32768</text:p>
          </table:table-cell>
          <table:table-cell/>
          <table:table-cell table:formula="of:=AVERAGE(INDIRECT(CONCATENATE([.L$2];[.$G13];&quot;:&quot;;[.L$2];[.$H13])))" office:value-type="float" office:value="0.00130889">
            <text:p>0.00130889</text:p>
          </table:table-cell>
          <table:table-cell table:formula="of:=AVERAGE(INDIRECT(CONCATENATE([.M$2];[.$G13];&quot;:&quot;;[.M$2];[.$H13])))" office:value-type="float" office:value="0.00820013">
            <text:p>0.00820013</text:p>
          </table:table-cell>
          <table:table-cell table:formula="of:=AVERAGE(INDIRECT(CONCATENATE([.N$2];[.$G13];&quot;:&quot;;[.N$2];[.$H13])))" office:value-type="float" office:value="0.002904738">
            <text:p>0.002904738</text:p>
          </table:table-cell>
          <table:table-cell/>
          <table:table-cell table:formula="of:=[.$J13] * LOG([.$J13];2)" office:value-type="float" office:value="491520">
            <text:p>491520</text:p>
          </table:table-cell>
          <table:table-cell table:style-name="ce2" table:formula="of:=[.$J13] * LOG(LOG([.$J13];2))" office:value-type="float" office:value="38538.1583767366">
            <text:p>38538</text:p>
          </table:table-cell>
          <table:table-cell/>
          <table:table-cell table:formula="of:=[.L13]/[.J13]" office:value-type="float" office:value="0.0000000399441528320312">
            <text:p>3.99441528320312E-008</text:p>
          </table:table-cell>
          <table:table-cell table:formula="of:=[.M13]/[.P13]" office:value-type="float" office:value="0.0000000166832071940104">
            <text:p>1.66832071940104E-008</text:p>
          </table:table-cell>
          <table:table-cell table:formula="of:=[.N13]/[.Q13]" office:value-type="float" office:value="0.0000000753730360336428">
            <text:p>7.53730360336428E-008</text:p>
          </table:table-cell>
          <table:table-cell/>
          <table:table-cell table:formula="of:=[.$N13]/[.L13]" office:value-type="float" office:value="2.2192376746709">
            <text:p>2.2192376747</text:p>
          </table:table-cell>
          <table:table-cell table:formula="of:=[.$N13]/[.M13]" office:value-type="float" office:value="0.354230725610448">
            <text:p>0.3542307256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0.000027524">
            <text:p>0.000027524</text:p>
          </table:table-cell>
          <table:table-cell office:value-type="float" office:value="0.000129233">
            <text:p>0.000129233</text:p>
          </table:table-cell>
          <table:table-cell office:value-type="float" office:value="0.000048681">
            <text:p>0.000048681</text:p>
          </table:table-cell>
          <table:table-cell table:number-columns-repeated="2"/>
          <table:table-cell table:style-name="ce1" table:formula="of:=[.G13]+[.$H$2]" office:value-type="float" office:value="54">
            <text:p>54</text:p>
          </table:table-cell>
          <table:table-cell table:formula="of:=[.H13]+[.$H$2]" office:value-type="float" office:value="58">
            <text:p>58</text:p>
          </table:table-cell>
          <table:table-cell office:value-type="float" office:value="16">
            <text:p>16</text:p>
          </table:table-cell>
          <table:table-cell table:formula="of:=2^[.I14]" office:value-type="float" office:value="65536">
            <text:p>65536</text:p>
          </table:table-cell>
          <table:table-cell/>
          <table:table-cell table:formula="of:=AVERAGE(INDIRECT(CONCATENATE([.L$2];[.$G14];&quot;:&quot;;[.L$2];[.$H14])))" office:value-type="float" office:value="0.002634358">
            <text:p>0.002634358</text:p>
          </table:table-cell>
          <table:table-cell table:formula="of:=AVERAGE(INDIRECT(CONCATENATE([.M$2];[.$G14];&quot;:&quot;;[.M$2];[.$H14])))" office:value-type="float" office:value="0.01696066">
            <text:p>0.01696066</text:p>
          </table:table-cell>
          <table:table-cell table:formula="of:=AVERAGE(INDIRECT(CONCATENATE([.N$2];[.$G14];&quot;:&quot;;[.N$2];[.$H14])))" office:value-type="float" office:value="0.005946494">
            <text:p>0.005946494</text:p>
          </table:table-cell>
          <table:table-cell/>
          <table:table-cell table:formula="of:=[.$J14] * LOG([.$J14];2)" office:value-type="float" office:value="1048576">
            <text:p>1048576</text:p>
          </table:table-cell>
          <table:table-cell table:style-name="ce2" table:formula="of:=[.$J14] * LOG(LOG([.$J14];2))" office:value-type="float" office:value="78913.2071833387">
            <text:p>78913</text:p>
          </table:table-cell>
          <table:table-cell/>
          <table:table-cell table:formula="of:=[.L14]/[.J14]" office:value-type="float" office:value="0.0000000401971130371094">
            <text:p>4.01971130371094E-008</text:p>
          </table:table-cell>
          <table:table-cell table:formula="of:=[.M14]/[.P14]" office:value-type="float" office:value="0.0000000161749458312988">
            <text:p>1.61749458312988E-008</text:p>
          </table:table-cell>
          <table:table-cell table:formula="of:=[.N14]/[.Q14]" office:value-type="float" office:value="0.0000000753548640620389">
            <text:p>7.53548640620389E-008</text:p>
          </table:table-cell>
          <table:table-cell/>
          <table:table-cell table:formula="of:=[.$N14]/[.L14]" office:value-type="float" office:value="2.25728393787025">
            <text:p>2.2572839379</text:p>
          </table:table-cell>
          <table:table-cell table:formula="of:=[.$N14]/[.M14]" office:value-type="float" office:value="0.350605106169217">
            <text:p>0.3506051062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0.000019201">
            <text:p>0.000019201</text:p>
          </table:table-cell>
          <table:table-cell office:value-type="float" office:value="0.000123166">
            <text:p>0.000123166</text:p>
          </table:table-cell>
          <table:table-cell office:value-type="float" office:value="0.000047143">
            <text:p>0.000047143</text:p>
          </table:table-cell>
          <table:table-cell table:number-columns-repeated="2"/>
          <table:table-cell table:style-name="ce1" table:formula="of:=[.G14]+[.$H$2]" office:value-type="float" office:value="59">
            <text:p>59</text:p>
          </table:table-cell>
          <table:table-cell table:formula="of:=[.H14]+[.$H$2]" office:value-type="float" office:value="63">
            <text:p>63</text:p>
          </table:table-cell>
          <table:table-cell office:value-type="float" office:value="17">
            <text:p>17</text:p>
          </table:table-cell>
          <table:table-cell table:formula="of:=2^[.I15]" office:value-type="float" office:value="131072">
            <text:p>131072</text:p>
          </table:table-cell>
          <table:table-cell/>
          <table:table-cell table:formula="of:=AVERAGE(INDIRECT(CONCATENATE([.L$2];[.$G15];&quot;:&quot;;[.L$2];[.$H15])))" office:value-type="float" office:value="0.005338022">
            <text:p>0.005338022</text:p>
          </table:table-cell>
          <table:table-cell table:formula="of:=AVERAGE(INDIRECT(CONCATENATE([.M$2];[.$G15];&quot;:&quot;;[.M$2];[.$H15])))" office:value-type="float" office:value="0.03565826">
            <text:p>0.03565826</text:p>
          </table:table-cell>
          <table:table-cell table:formula="of:=AVERAGE(INDIRECT(CONCATENATE([.N$2];[.$G15];&quot;:&quot;;[.N$2];[.$H15])))" office:value-type="float" office:value="0.0119437">
            <text:p>0.0119437</text:p>
          </table:table-cell>
          <table:table-cell/>
          <table:table-cell table:formula="of:=[.$J15] * LOG([.$J15];2)" office:value-type="float" office:value="2228224">
            <text:p>2228224</text:p>
          </table:table-cell>
          <table:table-cell table:style-name="ce2" table:formula="of:=[.$J15] * LOG(LOG([.$J15];2))" office:value-type="float" office:value="161277.401022893">
            <text:p>161277</text:p>
          </table:table-cell>
          <table:table-cell/>
          <table:table-cell table:formula="of:=[.L15]/[.J15]" office:value-type="float" office:value="0.0000000407258758544922">
            <text:p>4.07258758544922E-008</text:p>
          </table:table-cell>
          <table:table-cell table:formula="of:=[.M15]/[.P15]" office:value-type="float" office:value="0.0000000160029961081112">
            <text:p>0.000000016</text:p>
          </table:table-cell>
          <table:table-cell table:formula="of:=[.N15]/[.Q15]" office:value-type="float" office:value="0.0000000740568729669981">
            <text:p>7.40568729669981E-008</text:p>
          </table:table-cell>
          <table:table-cell/>
          <table:table-cell table:formula="of:=[.$N15]/[.L15]" office:value-type="float" office:value="2.23747672827126">
            <text:p>2.2374767283</text:p>
          </table:table-cell>
          <table:table-cell table:formula="of:=[.$N15]/[.M15]" office:value-type="float" office:value="0.334949041260005">
            <text:p>0.3349490413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0.000019136">
            <text:p>0.000019136</text:p>
          </table:table-cell>
          <table:table-cell office:value-type="float" office:value="0.00012332">
            <text:p>0.00012332</text:p>
          </table:table-cell>
          <table:table-cell office:value-type="float" office:value="0.000056349">
            <text:p>0.000056349</text:p>
          </table:table-cell>
          <table:table-cell table:number-columns-repeated="2"/>
          <table:table-cell table:style-name="ce1" table:formula="of:=[.G15]+[.$H$2]" office:value-type="float" office:value="64">
            <text:p>64</text:p>
          </table:table-cell>
          <table:table-cell table:formula="of:=[.H15]+[.$H$2]" office:value-type="float" office:value="68">
            <text:p>68</text:p>
          </table:table-cell>
          <table:table-cell office:value-type="float" office:value="18">
            <text:p>18</text:p>
          </table:table-cell>
          <table:table-cell table:formula="of:=2^[.I16]" office:value-type="float" office:value="262144">
            <text:p>262144</text:p>
          </table:table-cell>
          <table:table-cell/>
          <table:table-cell table:formula="of:=AVERAGE(INDIRECT(CONCATENATE([.L$2];[.$G16];&quot;:&quot;;[.L$2];[.$H16])))" office:value-type="float" office:value="0.0105488">
            <text:p>0.0105488</text:p>
          </table:table-cell>
          <table:table-cell table:formula="of:=AVERAGE(INDIRECT(CONCATENATE([.M$2];[.$G16];&quot;:&quot;;[.M$2];[.$H16])))" office:value-type="float" office:value="0.07387946">
            <text:p>0.07387946</text:p>
          </table:table-cell>
          <table:table-cell table:formula="of:=AVERAGE(INDIRECT(CONCATENATE([.N$2];[.$G16];&quot;:&quot;;[.N$2];[.$H16])))" office:value-type="float" office:value="0.02388748">
            <text:p>0.02388748</text:p>
          </table:table-cell>
          <table:table-cell/>
          <table:table-cell table:formula="of:=[.$J16] * LOG([.$J16];2)" office:value-type="float" office:value="4718592">
            <text:p>4718592</text:p>
          </table:table-cell>
          <table:table-cell table:style-name="ce2" table:formula="of:=[.$J16] * LOG(LOG([.$J16];2))" office:value-type="float" office:value="329062.155577801">
            <text:p>329062</text:p>
          </table:table-cell>
          <table:table-cell/>
          <table:table-cell table:formula="of:=[.L16]/[.J16]" office:value-type="float" office:value="0.000000040240478515625">
            <text:p>4.0240478515625E-008</text:p>
          </table:table-cell>
          <table:table-cell table:formula="of:=[.M16]/[.P16]" office:value-type="float" office:value="0.000000015657098558214">
            <text:p>1.5657098558214E-008</text:p>
          </table:table-cell>
          <table:table-cell table:formula="of:=[.N16]/[.Q16]" office:value-type="float" office:value="0.0000000725926077948888">
            <text:p>7.25926077948888E-008</text:p>
          </table:table-cell>
          <table:table-cell/>
          <table:table-cell table:formula="of:=[.$N16]/[.L16]" office:value-type="float" office:value="2.26447368421053">
            <text:p>2.2644736842</text:p>
          </table:table-cell>
          <table:table-cell table:formula="of:=[.$N16]/[.M16]" office:value-type="float" office:value="0.323330462891851">
            <text:p>0.3233304629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0.00001946">
            <text:p>0.00001946</text:p>
          </table:table-cell>
          <table:table-cell office:value-type="float" office:value="0.000124328">
            <text:p>0.000124328</text:p>
          </table:table-cell>
          <table:table-cell office:value-type="float" office:value="0.000047433">
            <text:p>0.000047433</text:p>
          </table:table-cell>
          <table:table-cell table:number-columns-repeated="2"/>
          <table:table-cell table:style-name="ce1" table:formula="of:=[.G16]+[.$H$2]" office:value-type="float" office:value="69">
            <text:p>69</text:p>
          </table:table-cell>
          <table:table-cell table:formula="of:=[.H16]+[.$H$2]" office:value-type="float" office:value="73">
            <text:p>73</text:p>
          </table:table-cell>
          <table:table-cell office:value-type="float" office:value="19">
            <text:p>19</text:p>
          </table:table-cell>
          <table:table-cell table:formula="of:=2^[.I17]" office:value-type="float" office:value="524288">
            <text:p>524288</text:p>
          </table:table-cell>
          <table:table-cell/>
          <table:table-cell table:formula="of:=AVERAGE(INDIRECT(CONCATENATE([.L$2];[.$G17];&quot;:&quot;;[.L$2];[.$H17])))" office:value-type="float" office:value="0.0211233">
            <text:p>0.0211233</text:p>
          </table:table-cell>
          <table:table-cell table:formula="of:=AVERAGE(INDIRECT(CONCATENATE([.M$2];[.$G17];&quot;:&quot;;[.M$2];[.$H17])))" office:value-type="float" office:value="0.1531942">
            <text:p>0.1531942</text:p>
          </table:table-cell>
          <table:table-cell table:formula="of:=AVERAGE(INDIRECT(CONCATENATE([.N$2];[.$G17];&quot;:&quot;;[.N$2];[.$H17])))" office:value-type="float" office:value="0.04835398">
            <text:p>0.04835398</text:p>
          </table:table-cell>
          <table:table-cell/>
          <table:table-cell table:formula="of:=[.$J17] * LOG([.$J17];2)" office:value-type="float" office:value="9961472">
            <text:p>9961472</text:p>
          </table:table-cell>
          <table:table-cell table:style-name="ce2" table:formula="of:=[.$J17] * LOG(LOG([.$J17];2))" office:value-type="float" office:value="670435.167936357">
            <text:p>670435</text:p>
          </table:table-cell>
          <table:table-cell/>
          <table:table-cell table:formula="of:=[.L17]/[.J17]" office:value-type="float" office:value="0.0000000402894973754883">
            <text:p>4.02894973754883E-008</text:p>
          </table:table-cell>
          <table:table-cell table:formula="of:=[.M17]/[.P17]" office:value-type="float" office:value="0.0000000153786709434108">
            <text:p>1.53786709434108E-008</text:p>
          </table:table-cell>
          <table:table-cell table:formula="of:=[.N17]/[.Q17]" office:value-type="float" office:value="0.0000000721232750197707">
            <text:p>7.21232750197707E-008</text:p>
          </table:table-cell>
          <table:table-cell/>
          <table:table-cell table:formula="of:=[.$N17]/[.L17]" office:value-type="float" office:value="2.28913001282943">
            <text:p>2.2891300128</text:p>
          </table:table-cell>
          <table:table-cell table:formula="of:=[.$N17]/[.M17]" office:value-type="float" office:value="0.315638451064074">
            <text:p>0.3156384511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0.000019181">
            <text:p>0.000019181</text:p>
          </table:table-cell>
          <table:table-cell office:value-type="float" office:value="0.000123036">
            <text:p>0.000123036</text:p>
          </table:table-cell>
          <table:table-cell office:value-type="float" office:value="0.000048763">
            <text:p>0.000048763</text:p>
          </table:table-cell>
          <table:table-cell table:number-columns-repeated="2"/>
          <table:table-cell table:style-name="ce1" table:formula="of:=[.G17]+[.$H$2]" office:value-type="float" office:value="74">
            <text:p>74</text:p>
          </table:table-cell>
          <table:table-cell table:formula="of:=[.H17]+[.$H$2]" office:value-type="float" office:value="78">
            <text:p>78</text:p>
          </table:table-cell>
          <table:table-cell office:value-type="float" office:value="20">
            <text:p>20</text:p>
          </table:table-cell>
          <table:table-cell table:formula="of:=2^[.I18]" office:value-type="float" office:value="1048576">
            <text:p>1048576</text:p>
          </table:table-cell>
          <table:table-cell/>
          <table:table-cell table:formula="of:=AVERAGE(INDIRECT(CONCATENATE([.L$2];[.$G18];&quot;:&quot;;[.L$2];[.$H18])))" office:value-type="float" office:value="0.04228302">
            <text:p>0.04228302</text:p>
          </table:table-cell>
          <table:table-cell table:formula="of:=AVERAGE(INDIRECT(CONCATENATE([.M$2];[.$G18];&quot;:&quot;;[.M$2];[.$H18])))" office:value-type="float" office:value="0.315967">
            <text:p>0.315967</text:p>
          </table:table-cell>
          <table:table-cell table:formula="of:=AVERAGE(INDIRECT(CONCATENATE([.N$2];[.$G18];&quot;:&quot;;[.N$2];[.$H18])))" office:value-type="float" office:value="0.09729496">
            <text:p>0.09729496</text:p>
          </table:table-cell>
          <table:table-cell/>
          <table:table-cell table:formula="of:=[.$J18] * LOG([.$J18];2)" office:value-type="float" office:value="20971520">
            <text:p>20971520</text:p>
          </table:table-cell>
          <table:table-cell table:style-name="ce2" table:formula="of:=[.$J18] * LOG(LOG([.$J18];2))" office:value-type="float" office:value="1364228.82873335">
            <text:p>1364229</text:p>
          </table:table-cell>
          <table:table-cell/>
          <table:table-cell table:formula="of:=[.L18]/[.J18]" office:value-type="float" office:value="0.0000000403242301940918">
            <text:p>4.03242301940918E-008</text:p>
          </table:table-cell>
          <table:table-cell table:formula="of:=[.M18]/[.P18]" office:value-type="float" office:value="0.0000000150664806365967">
            <text:p>1.50664806365967E-008</text:p>
          </table:table-cell>
          <table:table-cell table:formula="of:=[.N18]/[.Q18]" office:value-type="float" office:value="0.0000000713186512048245">
            <text:p>7.13186512048245E-008</text:p>
          </table:table-cell>
          <table:table-cell/>
          <table:table-cell table:formula="of:=[.$N18]/[.L18]" office:value-type="float" office:value="2.30104093794625">
            <text:p>2.3010409379</text:p>
          </table:table-cell>
          <table:table-cell table:formula="of:=[.$N18]/[.M18]" office:value-type="float" office:value="0.307927600034181">
            <text:p>0.3079276</text:p>
          </table:table-cell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0.000056001">
            <text:p>0.000056001</text:p>
          </table:table-cell>
          <table:table-cell office:value-type="float" office:value="0.000264798">
            <text:p>0.000264798</text:p>
          </table:table-cell>
          <table:table-cell office:value-type="float" office:value="0.000037781">
            <text:p>0.000037781</text:p>
          </table:table-cell>
          <table:table-cell table:number-columns-repeated="2"/>
          <table:table-cell table:style-name="ce1" table:formula="of:=[.G18]+[.$H$2]" office:value-type="float" office:value="79">
            <text:p>79</text:p>
          </table:table-cell>
          <table:table-cell table:formula="of:=[.H18]+[.$H$2]" office:value-type="float" office:value="83">
            <text:p>83</text:p>
          </table:table-cell>
          <table:table-cell office:value-type="float" office:value="21">
            <text:p>21</text:p>
          </table:table-cell>
          <table:table-cell table:formula="of:=2^[.I19]" office:value-type="float" office:value="2097152">
            <text:p>2097152</text:p>
          </table:table-cell>
          <table:table-cell/>
          <table:table-cell table:formula="of:=AVERAGE(INDIRECT(CONCATENATE([.L$2];[.$G19];&quot;:&quot;;[.L$2];[.$H19])))" office:value-type="float" office:value="0.08441866">
            <text:p>0.08441866</text:p>
          </table:table-cell>
          <table:table-cell table:formula="of:=AVERAGE(INDIRECT(CONCATENATE([.M$2];[.$G19];&quot;:&quot;;[.M$2];[.$H19])))" office:value-type="float" office:value="0.651915">
            <text:p>0.651915</text:p>
          </table:table-cell>
          <table:table-cell table:formula="of:=AVERAGE(INDIRECT(CONCATENATE([.N$2];[.$G19];&quot;:&quot;;[.N$2];[.$H19])))" office:value-type="float" office:value="0.192791">
            <text:p>0.192791</text:p>
          </table:table-cell>
          <table:table-cell/>
          <table:table-cell table:formula="of:=[.$J19] * LOG([.$J19];2)" office:value-type="float" office:value="44040192">
            <text:p>44040192</text:p>
          </table:table-cell>
          <table:table-cell table:style-name="ce2" table:formula="of:=[.$J19] * LOG(LOG([.$J19];2))" office:value-type="float" office:value="2772894.83838983">
            <text:p>2772895</text:p>
          </table:table-cell>
          <table:table-cell/>
          <table:table-cell table:formula="of:=[.L19]/[.J19]" office:value-type="float" office:value="0.0000000402539539337158">
            <text:p>4.02539539337158E-008</text:p>
          </table:table-cell>
          <table:table-cell table:formula="of:=[.M19]/[.P19]" office:value-type="float" office:value="0.0000000148027283804757">
            <text:p>1.48027283804757E-008</text:p>
          </table:table-cell>
          <table:table-cell table:formula="of:=[.N19]/[.Q19]" office:value-type="float" office:value="0.0000000695269785679828">
            <text:p>6.95269785679828E-008</text:p>
          </table:table-cell>
          <table:table-cell/>
          <table:table-cell table:formula="of:=[.$N19]/[.L19]" office:value-type="float" office:value="2.28374864040723">
            <text:p>2.2837486404</text:p>
          </table:table-cell>
          <table:table-cell table:formula="of:=[.$N19]/[.M19]" office:value-type="float" office:value="0.295730271584486">
            <text:p>0.2957302716</text:p>
          </table:table-cell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0.000014992">
            <text:p>0.000014992</text:p>
          </table:table-cell>
          <table:table-cell office:value-type="float" office:value="0.000101608">
            <text:p>0.000101608</text:p>
          </table:table-cell>
          <table:table-cell office:value-type="float" office:value="0.000037299">
            <text:p>0.000037299</text:p>
          </table:table-cell>
          <table:table-cell table:number-columns-repeated="2"/>
          <table:table-cell table:style-name="ce1" table:formula="of:=[.G19]+[.$H$2]" office:value-type="float" office:value="84">
            <text:p>84</text:p>
          </table:table-cell>
          <table:table-cell table:formula="of:=[.H19]+[.$H$2]" office:value-type="float" office:value="88">
            <text:p>88</text:p>
          </table:table-cell>
          <table:table-cell office:value-type="float" office:value="22">
            <text:p>22</text:p>
          </table:table-cell>
          <table:table-cell table:formula="of:=2^[.I20]" office:value-type="float" office:value="4194304">
            <text:p>4194304</text:p>
          </table:table-cell>
          <table:table-cell/>
          <table:table-cell table:formula="of:=AVERAGE(INDIRECT(CONCATENATE([.L$2];[.$G20];&quot;:&quot;;[.L$2];[.$H20])))" office:value-type="float" office:value="0.1697252">
            <text:p>0.1697252</text:p>
          </table:table-cell>
          <table:table-cell table:formula="of:=AVERAGE(INDIRECT(CONCATENATE([.M$2];[.$G20];&quot;:&quot;;[.M$2];[.$H20])))" office:value-type="float" office:value="1.340442">
            <text:p>1.340442</text:p>
          </table:table-cell>
          <table:table-cell table:formula="of:=AVERAGE(INDIRECT(CONCATENATE([.N$2];[.$G20];&quot;:&quot;;[.N$2];[.$H20])))" office:value-type="float" office:value="0.3859952">
            <text:p>0.3859952</text:p>
          </table:table-cell>
          <table:table-cell/>
          <table:table-cell table:formula="of:=[.$J20] * LOG([.$J20];2)" office:value-type="float" office:value="92274688">
            <text:p>92274688</text:p>
          </table:table-cell>
          <table:table-cell table:style-name="ce2" table:formula="of:=[.$J20] * LOG(LOG([.$J20];2))" office:value-type="float" office:value="5630528.8198633">
            <text:p>5630529</text:p>
          </table:table-cell>
          <table:table-cell/>
          <table:table-cell table:formula="of:=[.L20]/[.J20]" office:value-type="float" office:value="0.0000000404656410217285">
            <text:p>4.04656410217285E-008</text:p>
          </table:table-cell>
          <table:table-cell table:formula="of:=[.M20]/[.P20]" office:value-type="float" office:value="0.0000000145266489549117">
            <text:p>1.45266489549117E-008</text:p>
          </table:table-cell>
          <table:table-cell table:formula="of:=[.N20]/[.Q20]" office:value-type="float" office:value="0.0000000685539870852435">
            <text:p>6.85539870852435E-008</text:p>
          </table:table-cell>
          <table:table-cell/>
          <table:table-cell table:formula="of:=[.$N20]/[.L20]" office:value-type="float" office:value="2.27423623598617">
            <text:p>2.274236236</text:p>
          </table:table-cell>
          <table:table-cell table:formula="of:=[.$N20]/[.M20]" office:value-type="float" office:value="0.28796113520764">
            <text:p>0.2879611352</text:p>
          </table:table-cell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0.000014247">
            <text:p>0.000014247</text:p>
          </table:table-cell>
          <table:table-cell office:value-type="float" office:value="0.000095125">
            <text:p>0.000095125</text:p>
          </table:table-cell>
          <table:table-cell office:value-type="float" office:value="0.000035106">
            <text:p>0.000035106</text:p>
          </table:table-cell>
          <table:table-cell table:number-columns-repeated="2"/>
          <table:table-cell table:style-name="ce1" table:formula="of:=[.G20]+[.$H$2]" office:value-type="float" office:value="89">
            <text:p>89</text:p>
          </table:table-cell>
          <table:table-cell table:formula="of:=[.H20]+[.$H$2]" office:value-type="float" office:value="93">
            <text:p>93</text:p>
          </table:table-cell>
          <table:table-cell office:value-type="float" office:value="23">
            <text:p>23</text:p>
          </table:table-cell>
          <table:table-cell table:formula="of:=2^[.I21]" office:value-type="float" office:value="8388608">
            <text:p>8388608</text:p>
          </table:table-cell>
          <table:table-cell/>
          <table:table-cell table:formula="of:=AVERAGE(INDIRECT(CONCATENATE([.L$2];[.$G21];&quot;:&quot;;[.L$2];[.$H21])))" office:value-type="float" office:value="0.343717">
            <text:p>0.343717</text:p>
          </table:table-cell>
          <table:table-cell table:formula="of:=AVERAGE(INDIRECT(CONCATENATE([.M$2];[.$G21];&quot;:&quot;;[.M$2];[.$H21])))" office:value-type="float" office:value="2.789972">
            <text:p>2.789972</text:p>
          </table:table-cell>
          <table:table-cell table:formula="of:=AVERAGE(INDIRECT(CONCATENATE([.N$2];[.$G21];&quot;:&quot;;[.N$2];[.$H21])))" office:value-type="float" office:value="0.7268282">
            <text:p>0.7268282</text:p>
          </table:table-cell>
          <table:table-cell/>
          <table:table-cell table:formula="of:=[.$J21] * LOG([.$J21];2)" office:value-type="float" office:value="192937984">
            <text:p>192937984</text:p>
          </table:table-cell>
          <table:table-cell table:style-name="ce2" table:formula="of:=[.$J21] * LOG(LOG([.$J21];2))" office:value-type="float" office:value="11423001.0190399">
            <text:p>11423001</text:p>
          </table:table-cell>
          <table:table-cell/>
          <table:table-cell table:formula="of:=[.L21]/[.J21]" office:value-type="float" office:value="0.0000000409742593765259">
            <text:p>0.000000041</text:p>
          </table:table-cell>
          <table:table-cell table:formula="of:=[.M21]/[.P21]" office:value-type="float" office:value="0.0000000144604599994162">
            <text:p>1.44604599994162E-008</text:p>
          </table:table-cell>
          <table:table-cell table:formula="of:=[.N21]/[.Q21]" office:value-type="float" office:value="0.00000006362848071085">
            <text:p>6.362848071085E-008</text:p>
          </table:table-cell>
          <table:table-cell/>
          <table:table-cell table:formula="of:=[.$N21]/[.L21]" office:value-type="float" office:value="2.11461231187285">
            <text:p>2.1146123119</text:p>
          </table:table-cell>
          <table:table-cell table:formula="of:=[.$N21]/[.M21]" office:value-type="float" office:value="0.260514514124156">
            <text:p>0.2605145141</text:p>
          </table:table-cell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0.000014083">
            <text:p>0.000014083</text:p>
          </table:table-cell>
          <table:table-cell office:value-type="float" office:value="0.000095924">
            <text:p>0.000095924</text:p>
          </table:table-cell>
          <table:table-cell office:value-type="float" office:value="0.000035195">
            <text:p>0.000035195</text:p>
          </table:table-cell>
          <table:table-cell table:number-columns-repeated="2"/>
          <table:table-cell table:style-name="ce1" table:formula="of:=[.G21]+[.$H$2]" office:value-type="float" office:value="94">
            <text:p>94</text:p>
          </table:table-cell>
          <table:table-cell table:formula="of:=[.H21]+[.$H$2]" office:value-type="float" office:value="98">
            <text:p>98</text:p>
          </table:table-cell>
          <table:table-cell office:value-type="float" office:value="24">
            <text:p>24</text:p>
          </table:table-cell>
          <table:table-cell table:formula="of:=2^[.I22]" office:value-type="float" office:value="16777216">
            <text:p>16777216</text:p>
          </table:table-cell>
          <table:table-cell/>
          <table:table-cell table:formula="of:=AVERAGE(INDIRECT(CONCATENATE([.L$2];[.$G22];&quot;:&quot;;[.L$2];[.$H22])))" office:value-type="float" office:value="0.698337">
            <text:p>0.698337</text:p>
          </table:table-cell>
          <table:table-cell table:formula="of:=AVERAGE(INDIRECT(CONCATENATE([.M$2];[.$G22];&quot;:&quot;;[.M$2];[.$H22])))" office:value-type="float" office:value="5.660084">
            <text:p>5.660084</text:p>
          </table:table-cell>
          <table:table-cell table:formula="of:=AVERAGE(INDIRECT(CONCATENATE([.N$2];[.$G22];&quot;:&quot;;[.N$2];[.$H22])))" office:value-type="float" office:value="1.42448">
            <text:p>1.42448</text:p>
          </table:table-cell>
          <table:table-cell/>
          <table:table-cell table:formula="of:=[.$J22] * LOG([.$J22];2)" office:value-type="float" office:value="402653184">
            <text:p>402653184</text:p>
          </table:table-cell>
          <table:table-cell table:style-name="ce2" table:formula="of:=[.$J22] * LOG(LOG([.$J22];2))" office:value-type="float" office:value="23156102.1278238">
            <text:p>23156102</text:p>
          </table:table-cell>
          <table:table-cell/>
          <table:table-cell table:formula="of:=[.L22]/[.J22]" office:value-type="float" office:value="0.000000041624128818512">
            <text:p>4.1624128818512E-008</text:p>
          </table:table-cell>
          <table:table-cell table:formula="of:=[.M22]/[.P22]" office:value-type="float" office:value="0.0000000140569706757863">
            <text:p>1.40569706757863E-008</text:p>
          </table:table-cell>
          <table:table-cell table:formula="of:=[.N22]/[.Q22]" office:value-type="float" office:value="0.0000000615163982321697">
            <text:p>6.15163982321697E-008</text:p>
          </table:table-cell>
          <table:table-cell/>
          <table:table-cell table:formula="of:=[.$N22]/[.L22]" office:value-type="float" office:value="2.03981745203247">
            <text:p>2.039817452</text:p>
          </table:table-cell>
          <table:table-cell table:formula="of:=[.$N22]/[.M22]" office:value-type="float" office:value="0.251671176611513">
            <text:p>0.2516711766</text:p>
          </table:table-cell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0.000013945">
            <text:p>0.000013945</text:p>
          </table:table-cell>
          <table:table-cell office:value-type="float" office:value="0.000105954">
            <text:p>0.000105954</text:p>
          </table:table-cell>
          <table:table-cell office:value-type="float" office:value="0.000036401">
            <text:p>0.000036401</text:p>
          </table:table-cell>
          <table:table-cell table:number-columns-repeated="2"/>
          <table:table-cell table:style-name="ce1"/>
          <table:table-cell table:number-columns-repeated="17"/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0.000040791">
            <text:p>0.000040791</text:p>
          </table:table-cell>
          <table:table-cell office:value-type="float" office:value="0.000207473">
            <text:p>0.000207473</text:p>
          </table:table-cell>
          <table:table-cell office:value-type="float" office:value="0.000066895">
            <text:p>0.000066895</text:p>
          </table:table-cell>
          <table:table-cell table:number-columns-repeated="20"/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0.00002806">
            <text:p>0.00002806</text:p>
          </table:table-cell>
          <table:table-cell office:value-type="float" office:value="0.000202205">
            <text:p>0.000202205</text:p>
          </table:table-cell>
          <table:table-cell office:value-type="float" office:value="0.000066784">
            <text:p>0.000066784</text:p>
          </table:table-cell>
          <table:table-cell table:number-columns-repeated="20"/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0.000037104">
            <text:p>0.000037104</text:p>
          </table:table-cell>
          <table:table-cell office:value-type="float" office:value="0.000205254">
            <text:p>0.000205254</text:p>
          </table:table-cell>
          <table:table-cell office:value-type="float" office:value="0.000068027">
            <text:p>0.000068027</text:p>
          </table:table-cell>
          <table:table-cell table:number-columns-repeated="20"/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0.000027646">
            <text:p>0.000027646</text:p>
          </table:table-cell>
          <table:table-cell office:value-type="float" office:value="0.000224469">
            <text:p>0.000224469</text:p>
          </table:table-cell>
          <table:table-cell office:value-type="float" office:value="0.000067912">
            <text:p>0.000067912</text:p>
          </table:table-cell>
          <table:table-cell table:number-columns-repeated="20"/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0.000029513">
            <text:p>0.000029513</text:p>
          </table:table-cell>
          <table:table-cell office:value-type="float" office:value="0.000207786">
            <text:p>0.000207786</text:p>
          </table:table-cell>
          <table:table-cell office:value-type="float" office:value="0.000075753">
            <text:p>0.000075753</text:p>
          </table:table-cell>
          <table:table-cell table:number-columns-repeated="20"/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0.000080512">
            <text:p>0.000080512</text:p>
          </table:table-cell>
          <table:table-cell office:value-type="float" office:value="0.000427171">
            <text:p>0.000427171</text:p>
          </table:table-cell>
          <table:table-cell office:value-type="float" office:value="0.000118855">
            <text:p>0.000118855</text:p>
          </table:table-cell>
          <table:table-cell table:number-columns-repeated="20"/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0.000054094">
            <text:p>0.000054094</text:p>
          </table:table-cell>
          <table:table-cell office:value-type="float" office:value="0.000426919">
            <text:p>0.000426919</text:p>
          </table:table-cell>
          <table:table-cell office:value-type="float" office:value="0.000118735">
            <text:p>0.000118735</text:p>
          </table:table-cell>
          <table:table-cell table:number-columns-repeated="20"/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0.000054006">
            <text:p>0.000054006</text:p>
          </table:table-cell>
          <table:table-cell office:value-type="float" office:value="0.000428559">
            <text:p>0.000428559</text:p>
          </table:table-cell>
          <table:table-cell office:value-type="float" office:value="0.000118831">
            <text:p>0.000118831</text:p>
          </table:table-cell>
          <table:table-cell table:number-columns-repeated="20"/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0.000054216">
            <text:p>0.000054216</text:p>
          </table:table-cell>
          <table:table-cell office:value-type="float" office:value="0.000427301">
            <text:p>0.000427301</text:p>
          </table:table-cell>
          <table:table-cell office:value-type="float" office:value="0.000119293">
            <text:p>0.000119293</text:p>
          </table:table-cell>
          <table:table-cell table:number-columns-repeated="20"/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0.000053604">
            <text:p>0.000053604</text:p>
          </table:table-cell>
          <table:table-cell office:value-type="float" office:value="0.000427043">
            <text:p>0.000427043</text:p>
          </table:table-cell>
          <table:table-cell office:value-type="float" office:value="0.000122912">
            <text:p>0.000122912</text:p>
          </table:table-cell>
          <table:table-cell table:number-columns-repeated="20"/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0.00016498">
            <text:p>0.00016498</text:p>
          </table:table-cell>
          <table:table-cell office:value-type="float" office:value="0.000930918">
            <text:p>0.000930918</text:p>
          </table:table-cell>
          <table:table-cell office:value-type="float" office:value="0.000240112">
            <text:p>0.000240112</text:p>
          </table:table-cell>
          <table:table-cell table:number-columns-repeated="20"/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0.000148398">
            <text:p>0.000148398</text:p>
          </table:table-cell>
          <table:table-cell office:value-type="float" office:value="0.000910621">
            <text:p>0.000910621</text:p>
          </table:table-cell>
          <table:table-cell office:value-type="float" office:value="0.000244489">
            <text:p>0.000244489</text:p>
          </table:table-cell>
          <table:table-cell table:number-columns-repeated="20"/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0.000155074">
            <text:p>0.000155074</text:p>
          </table:table-cell>
          <table:table-cell office:value-type="float" office:value="0.000906017">
            <text:p>0.000906017</text:p>
          </table:table-cell>
          <table:table-cell office:value-type="float" office:value="0.000236271">
            <text:p>0.000236271</text:p>
          </table:table-cell>
          <table:table-cell table:number-columns-repeated="20"/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0.000149748">
            <text:p>0.000149748</text:p>
          </table:table-cell>
          <table:table-cell office:value-type="float" office:value="0.000906111">
            <text:p>0.000906111</text:p>
          </table:table-cell>
          <table:table-cell office:value-type="float" office:value="0.000236718">
            <text:p>0.000236718</text:p>
          </table:table-cell>
          <table:table-cell table:number-columns-repeated="20"/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0.000163298">
            <text:p>0.000163298</text:p>
          </table:table-cell>
          <table:table-cell office:value-type="float" office:value="0.000902462">
            <text:p>0.000902462</text:p>
          </table:table-cell>
          <table:table-cell office:value-type="float" office:value="0.000236455">
            <text:p>0.000236455</text:p>
          </table:table-cell>
          <table:table-cell table:number-columns-repeated="20"/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0.000338357">
            <text:p>0.000338357</text:p>
          </table:table-cell>
          <table:table-cell office:value-type="float" office:value="0.00190359">
            <text:p>0.00190359</text:p>
          </table:table-cell>
          <table:table-cell office:value-type="float" office:value="0.000572336">
            <text:p>0.000572336</text:p>
          </table:table-cell>
          <table:table-cell table:number-columns-repeated="20"/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0.000315715">
            <text:p>0.000315715</text:p>
          </table:table-cell>
          <table:table-cell office:value-type="float" office:value="0.00189559">
            <text:p>0.00189559</text:p>
          </table:table-cell>
          <table:table-cell office:value-type="float" office:value="0.000528129">
            <text:p>0.000528129</text:p>
          </table:table-cell>
          <table:table-cell table:number-columns-repeated="20"/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0.000295359">
            <text:p>0.000295359</text:p>
          </table:table-cell>
          <table:table-cell office:value-type="float" office:value="0.001899">
            <text:p>0.001899</text:p>
          </table:table-cell>
          <table:table-cell office:value-type="float" office:value="0.00052816">
            <text:p>0.00052816</text:p>
          </table:table-cell>
          <table:table-cell table:number-columns-repeated="20"/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0.000295867">
            <text:p>0.000295867</text:p>
          </table:table-cell>
          <table:table-cell office:value-type="float" office:value="0.0019042">
            <text:p>0.0019042</text:p>
          </table:table-cell>
          <table:table-cell office:value-type="float" office:value="0.000527571">
            <text:p>0.000527571</text:p>
          </table:table-cell>
          <table:table-cell table:number-columns-repeated="20"/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0.000295436">
            <text:p>0.000295436</text:p>
          </table:table-cell>
          <table:table-cell office:value-type="float" office:value="0.00189615">
            <text:p>0.00189615</text:p>
          </table:table-cell>
          <table:table-cell office:value-type="float" office:value="0.000532222">
            <text:p>0.000532222</text:p>
          </table:table-cell>
          <table:table-cell table:number-columns-repeated="20"/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0.000670505">
            <text:p>0.000670505</text:p>
          </table:table-cell>
          <table:table-cell office:value-type="float" office:value="0.00392809">
            <text:p>0.00392809</text:p>
          </table:table-cell>
          <table:table-cell office:value-type="float" office:value="0.00108609">
            <text:p>0.00108609</text:p>
          </table:table-cell>
          <table:table-cell table:number-columns-repeated="20"/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0.0006378">
            <text:p>0.0006378</text:p>
          </table:table-cell>
          <table:table-cell office:value-type="float" office:value="0.00396089">
            <text:p>0.00396089</text:p>
          </table:table-cell>
          <table:table-cell office:value-type="float" office:value="0.00108122">
            <text:p>0.00108122</text:p>
          </table:table-cell>
          <table:table-cell table:number-columns-repeated="20"/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0.000613058">
            <text:p>0.000613058</text:p>
          </table:table-cell>
          <table:table-cell office:value-type="float" office:value="0.00395164">
            <text:p>0.00395164</text:p>
          </table:table-cell>
          <table:table-cell office:value-type="float" office:value="0.00108361">
            <text:p>0.00108361</text:p>
          </table:table-cell>
          <table:table-cell table:number-columns-repeated="20"/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0.000613311">
            <text:p>0.000613311</text:p>
          </table:table-cell>
          <table:table-cell office:value-type="float" office:value="0.00396251">
            <text:p>0.00396251</text:p>
          </table:table-cell>
          <table:table-cell office:value-type="float" office:value="0.00108899">
            <text:p>0.00108899</text:p>
          </table:table-cell>
          <table:table-cell table:number-columns-repeated="20"/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0.000612977">
            <text:p>0.000612977</text:p>
          </table:table-cell>
          <table:table-cell office:value-type="float" office:value="0.0039638">
            <text:p>0.0039638</text:p>
          </table:table-cell>
          <table:table-cell office:value-type="float" office:value="0.00108631">
            <text:p>0.00108631</text:p>
          </table:table-cell>
          <table:table-cell table:number-columns-repeated="20"/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0.00132405">
            <text:p>0.00132405</text:p>
          </table:table-cell>
          <table:table-cell office:value-type="float" office:value="0.00821407">
            <text:p>0.00821407</text:p>
          </table:table-cell>
          <table:table-cell office:value-type="float" office:value="0.00290576">
            <text:p>0.00290576</text:p>
          </table:table-cell>
          <table:table-cell table:number-columns-repeated="20"/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0.00130274">
            <text:p>0.00130274</text:p>
          </table:table-cell>
          <table:table-cell office:value-type="float" office:value="0.00821874">
            <text:p>0.00821874</text:p>
          </table:table-cell>
          <table:table-cell office:value-type="float" office:value="0.00286901">
            <text:p>0.00286901</text:p>
          </table:table-cell>
          <table:table-cell table:number-columns-repeated="20"/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0.00137377">
            <text:p>0.00137377</text:p>
          </table:table-cell>
          <table:table-cell office:value-type="float" office:value="0.00819268">
            <text:p>0.00819268</text:p>
          </table:table-cell>
          <table:table-cell office:value-type="float" office:value="0.00293685">
            <text:p>0.00293685</text:p>
          </table:table-cell>
          <table:table-cell table:number-columns-repeated="20"/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0.0012695">
            <text:p>0.0012695</text:p>
          </table:table-cell>
          <table:table-cell office:value-type="float" office:value="0.00818841">
            <text:p>0.00818841</text:p>
          </table:table-cell>
          <table:table-cell office:value-type="float" office:value="0.00296083">
            <text:p>0.00296083</text:p>
          </table:table-cell>
          <table:table-cell table:number-columns-repeated="20"/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0.00127439">
            <text:p>0.00127439</text:p>
          </table:table-cell>
          <table:table-cell office:value-type="float" office:value="0.00818675">
            <text:p>0.00818675</text:p>
          </table:table-cell>
          <table:table-cell office:value-type="float" office:value="0.00285124">
            <text:p>0.00285124</text:p>
          </table:table-cell>
          <table:table-cell table:number-columns-repeated="20"/>
        </table:table-row>
        <table:table-row table:style-name="ro1">
          <table:table-cell office:value-type="float" office:value="65536">
            <text:p>65536</text:p>
          </table:table-cell>
          <table:table-cell office:value-type="float" office:value="0.00264232">
            <text:p>0.00264232</text:p>
          </table:table-cell>
          <table:table-cell office:value-type="float" office:value="0.0169316">
            <text:p>0.0169316</text:p>
          </table:table-cell>
          <table:table-cell office:value-type="float" office:value="0.00593478">
            <text:p>0.00593478</text:p>
          </table:table-cell>
          <table:table-cell table:number-columns-repeated="20"/>
        </table:table-row>
        <table:table-row table:style-name="ro1">
          <table:table-cell office:value-type="float" office:value="65536">
            <text:p>65536</text:p>
          </table:table-cell>
          <table:table-cell office:value-type="float" office:value="0.00265777">
            <text:p>0.00265777</text:p>
          </table:table-cell>
          <table:table-cell office:value-type="float" office:value="0.016966">
            <text:p>0.016966</text:p>
          </table:table-cell>
          <table:table-cell office:value-type="float" office:value="0.00597586">
            <text:p>0.00597586</text:p>
          </table:table-cell>
          <table:table-cell table:number-columns-repeated="20"/>
        </table:table-row>
        <table:table-row table:style-name="ro1">
          <table:table-cell office:value-type="float" office:value="65536">
            <text:p>65536</text:p>
          </table:table-cell>
          <table:table-cell office:value-type="float" office:value="0.00264289">
            <text:p>0.00264289</text:p>
          </table:table-cell>
          <table:table-cell office:value-type="float" office:value="0.0169568">
            <text:p>0.0169568</text:p>
          </table:table-cell>
          <table:table-cell office:value-type="float" office:value="0.00592643">
            <text:p>0.00592643</text:p>
          </table:table-cell>
          <table:table-cell table:number-columns-repeated="20"/>
        </table:table-row>
        <table:table-row table:style-name="ro1">
          <table:table-cell office:value-type="float" office:value="65536">
            <text:p>65536</text:p>
          </table:table-cell>
          <table:table-cell office:value-type="float" office:value="0.00261258">
            <text:p>0.00261258</text:p>
          </table:table-cell>
          <table:table-cell office:value-type="float" office:value="0.0169714">
            <text:p>0.0169714</text:p>
          </table:table-cell>
          <table:table-cell office:value-type="float" office:value="0.00595873">
            <text:p>0.00595873</text:p>
          </table:table-cell>
          <table:table-cell table:number-columns-repeated="20"/>
        </table:table-row>
        <table:table-row table:style-name="ro1">
          <table:table-cell office:value-type="float" office:value="65536">
            <text:p>65536</text:p>
          </table:table-cell>
          <table:table-cell office:value-type="float" office:value="0.00261623">
            <text:p>0.00261623</text:p>
          </table:table-cell>
          <table:table-cell office:value-type="float" office:value="0.0169775">
            <text:p>0.0169775</text:p>
          </table:table-cell>
          <table:table-cell office:value-type="float" office:value="0.00593667">
            <text:p>0.00593667</text:p>
          </table:table-cell>
          <table:table-cell table:number-columns-repeated="20"/>
        </table:table-row>
        <table:table-row table:style-name="ro1">
          <table:table-cell office:value-type="float" office:value="131072">
            <text:p>131072</text:p>
          </table:table-cell>
          <table:table-cell office:value-type="float" office:value="0.00539132">
            <text:p>0.00539132</text:p>
          </table:table-cell>
          <table:table-cell office:value-type="float" office:value="0.0354627">
            <text:p>0.0354627</text:p>
          </table:table-cell>
          <table:table-cell office:value-type="float" office:value="0.0118807">
            <text:p>0.0118807</text:p>
          </table:table-cell>
          <table:table-cell table:number-columns-repeated="20"/>
        </table:table-row>
        <table:table-row table:style-name="ro1">
          <table:table-cell office:value-type="float" office:value="131072">
            <text:p>131072</text:p>
          </table:table-cell>
          <table:table-cell office:value-type="float" office:value="0.00534907">
            <text:p>0.00534907</text:p>
          </table:table-cell>
          <table:table-cell office:value-type="float" office:value="0.0354608">
            <text:p>0.0354608</text:p>
          </table:table-cell>
          <table:table-cell office:value-type="float" office:value="0.0119596">
            <text:p>0.0119596</text:p>
          </table:table-cell>
          <table:table-cell table:number-columns-repeated="20"/>
        </table:table-row>
        <table:table-row table:style-name="ro1">
          <table:table-cell office:value-type="float" office:value="131072">
            <text:p>131072</text:p>
          </table:table-cell>
          <table:table-cell office:value-type="float" office:value="0.00528126">
            <text:p>0.00528126</text:p>
          </table:table-cell>
          <table:table-cell office:value-type="float" office:value="0.0355101">
            <text:p>0.0355101</text:p>
          </table:table-cell>
          <table:table-cell office:value-type="float" office:value="0.0120145">
            <text:p>0.0120145</text:p>
          </table:table-cell>
          <table:table-cell table:number-columns-repeated="20"/>
        </table:table-row>
        <table:table-row table:style-name="ro1">
          <table:table-cell office:value-type="float" office:value="131072">
            <text:p>131072</text:p>
          </table:table-cell>
          <table:table-cell office:value-type="float" office:value="0.0053315">
            <text:p>0.0053315</text:p>
          </table:table-cell>
          <table:table-cell office:value-type="float" office:value="0.0362938">
            <text:p>0.0362938</text:p>
          </table:table-cell>
          <table:table-cell office:value-type="float" office:value="0.0119417">
            <text:p>0.0119417</text:p>
          </table:table-cell>
          <table:table-cell table:number-columns-repeated="20"/>
        </table:table-row>
        <table:table-row table:style-name="ro1">
          <table:table-cell office:value-type="float" office:value="131072">
            <text:p>131072</text:p>
          </table:table-cell>
          <table:table-cell office:value-type="float" office:value="0.00533696">
            <text:p>0.00533696</text:p>
          </table:table-cell>
          <table:table-cell office:value-type="float" office:value="0.0355639">
            <text:p>0.0355639</text:p>
          </table:table-cell>
          <table:table-cell office:value-type="float" office:value="0.011922">
            <text:p>0.011922</text:p>
          </table:table-cell>
          <table:table-cell table:number-columns-repeated="20"/>
        </table:table-row>
        <table:table-row table:style-name="ro1">
          <table:table-cell office:value-type="float" office:value="262144">
            <text:p>262144</text:p>
          </table:table-cell>
          <table:table-cell office:value-type="float" office:value="0.0105059">
            <text:p>0.0105059</text:p>
          </table:table-cell>
          <table:table-cell office:value-type="float" office:value="0.0740271">
            <text:p>0.0740271</text:p>
          </table:table-cell>
          <table:table-cell office:value-type="float" office:value="0.0241252">
            <text:p>0.0241252</text:p>
          </table:table-cell>
          <table:table-cell table:number-columns-repeated="20"/>
        </table:table-row>
        <table:table-row table:style-name="ro1">
          <table:table-cell office:value-type="float" office:value="262144">
            <text:p>262144</text:p>
          </table:table-cell>
          <table:table-cell office:value-type="float" office:value="0.0106949">
            <text:p>0.0106949</text:p>
          </table:table-cell>
          <table:table-cell office:value-type="float" office:value="0.0735993">
            <text:p>0.0735993</text:p>
          </table:table-cell>
          <table:table-cell office:value-type="float" office:value="0.0237105">
            <text:p>0.0237105</text:p>
          </table:table-cell>
          <table:table-cell table:number-columns-repeated="20"/>
        </table:table-row>
        <table:table-row table:style-name="ro1">
          <table:table-cell office:value-type="float" office:value="262144">
            <text:p>262144</text:p>
          </table:table-cell>
          <table:table-cell office:value-type="float" office:value="0.010506">
            <text:p>0.010506</text:p>
          </table:table-cell>
          <table:table-cell office:value-type="float" office:value="0.0740726">
            <text:p>0.0740726</text:p>
          </table:table-cell>
          <table:table-cell office:value-type="float" office:value="0.0237399">
            <text:p>0.0237399</text:p>
          </table:table-cell>
          <table:table-cell table:number-columns-repeated="20"/>
        </table:table-row>
        <table:table-row table:style-name="ro1">
          <table:table-cell office:value-type="float" office:value="262144">
            <text:p>262144</text:p>
          </table:table-cell>
          <table:table-cell office:value-type="float" office:value="0.0105236">
            <text:p>0.0105236</text:p>
          </table:table-cell>
          <table:table-cell office:value-type="float" office:value="0.0740642">
            <text:p>0.0740642</text:p>
          </table:table-cell>
          <table:table-cell office:value-type="float" office:value="0.0241344">
            <text:p>0.0241344</text:p>
          </table:table-cell>
          <table:table-cell table:number-columns-repeated="20"/>
        </table:table-row>
        <table:table-row table:style-name="ro1">
          <table:table-cell office:value-type="float" office:value="262144">
            <text:p>262144</text:p>
          </table:table-cell>
          <table:table-cell office:value-type="float" office:value="0.0105136">
            <text:p>0.0105136</text:p>
          </table:table-cell>
          <table:table-cell office:value-type="float" office:value="0.0736341">
            <text:p>0.0736341</text:p>
          </table:table-cell>
          <table:table-cell office:value-type="float" office:value="0.0237274">
            <text:p>0.0237274</text:p>
          </table:table-cell>
          <table:table-cell table:number-columns-repeated="20"/>
        </table:table-row>
        <table:table-row table:style-name="ro1">
          <table:table-cell office:value-type="float" office:value="524288">
            <text:p>524288</text:p>
          </table:table-cell>
          <table:table-cell office:value-type="float" office:value="0.0211046">
            <text:p>0.0211046</text:p>
          </table:table-cell>
          <table:table-cell office:value-type="float" office:value="0.153736">
            <text:p>0.153736</text:p>
          </table:table-cell>
          <table:table-cell office:value-type="float" office:value="0.0482408">
            <text:p>0.0482408</text:p>
          </table:table-cell>
          <table:table-cell table:number-columns-repeated="20"/>
        </table:table-row>
        <table:table-row table:style-name="ro1">
          <table:table-cell office:value-type="float" office:value="524288">
            <text:p>524288</text:p>
          </table:table-cell>
          <table:table-cell office:value-type="float" office:value="0.0211525">
            <text:p>0.0211525</text:p>
          </table:table-cell>
          <table:table-cell office:value-type="float" office:value="0.154003">
            <text:p>0.154003</text:p>
          </table:table-cell>
          <table:table-cell office:value-type="float" office:value="0.0482808">
            <text:p>0.0482808</text:p>
          </table:table-cell>
          <table:table-cell table:number-columns-repeated="20"/>
        </table:table-row>
        <table:table-row table:style-name="ro1">
          <table:table-cell office:value-type="float" office:value="524288">
            <text:p>524288</text:p>
          </table:table-cell>
          <table:table-cell office:value-type="float" office:value="0.0211168">
            <text:p>0.0211168</text:p>
          </table:table-cell>
          <table:table-cell office:value-type="float" office:value="0.153133">
            <text:p>0.153133</text:p>
          </table:table-cell>
          <table:table-cell office:value-type="float" office:value="0.0482851">
            <text:p>0.0482851</text:p>
          </table:table-cell>
          <table:table-cell table:number-columns-repeated="20"/>
        </table:table-row>
        <table:table-row table:style-name="ro1">
          <table:table-cell office:value-type="float" office:value="524288">
            <text:p>524288</text:p>
          </table:table-cell>
          <table:table-cell office:value-type="float" office:value="0.021114">
            <text:p>0.021114</text:p>
          </table:table-cell>
          <table:table-cell office:value-type="float" office:value="0.152609">
            <text:p>0.152609</text:p>
          </table:table-cell>
          <table:table-cell office:value-type="float" office:value="0.0483838">
            <text:p>0.0483838</text:p>
          </table:table-cell>
          <table:table-cell table:number-columns-repeated="20"/>
        </table:table-row>
        <table:table-row table:style-name="ro1">
          <table:table-cell office:value-type="float" office:value="524288">
            <text:p>524288</text:p>
          </table:table-cell>
          <table:table-cell office:value-type="float" office:value="0.0211286">
            <text:p>0.0211286</text:p>
          </table:table-cell>
          <table:table-cell office:value-type="float" office:value="0.15249">
            <text:p>0.15249</text:p>
          </table:table-cell>
          <table:table-cell office:value-type="float" office:value="0.0485794">
            <text:p>0.0485794</text:p>
          </table:table-cell>
          <table:table-cell table:number-columns-repeated="20"/>
        </table:table-row>
        <table:table-row table:style-name="ro1">
          <table:table-cell office:value-type="float" office:value="1048576">
            <text:p>1048576</text:p>
          </table:table-cell>
          <table:table-cell office:value-type="float" office:value="0.042366">
            <text:p>0.042366</text:p>
          </table:table-cell>
          <table:table-cell office:value-type="float" office:value="0.316253">
            <text:p>0.316253</text:p>
          </table:table-cell>
          <table:table-cell office:value-type="float" office:value="0.0971537">
            <text:p>0.0971537</text:p>
          </table:table-cell>
          <table:table-cell table:number-columns-repeated="20"/>
        </table:table-row>
        <table:table-row table:style-name="ro1">
          <table:table-cell office:value-type="float" office:value="1048576">
            <text:p>1048576</text:p>
          </table:table-cell>
          <table:table-cell office:value-type="float" office:value="0.0421935">
            <text:p>0.0421935</text:p>
          </table:table-cell>
          <table:table-cell office:value-type="float" office:value="0.317546">
            <text:p>0.317546</text:p>
          </table:table-cell>
          <table:table-cell office:value-type="float" office:value="0.0965256">
            <text:p>0.0965256</text:p>
          </table:table-cell>
          <table:table-cell table:number-columns-repeated="20"/>
        </table:table-row>
        <table:table-row table:style-name="ro1">
          <table:table-cell office:value-type="float" office:value="1048576">
            <text:p>1048576</text:p>
          </table:table-cell>
          <table:table-cell office:value-type="float" office:value="0.0421393">
            <text:p>0.0421393</text:p>
          </table:table-cell>
          <table:table-cell office:value-type="float" office:value="0.315067">
            <text:p>0.315067</text:p>
          </table:table-cell>
          <table:table-cell office:value-type="float" office:value="0.0970937">
            <text:p>0.0970937</text:p>
          </table:table-cell>
          <table:table-cell table:number-columns-repeated="20"/>
        </table:table-row>
        <table:table-row table:style-name="ro1">
          <table:table-cell office:value-type="float" office:value="1048576">
            <text:p>1048576</text:p>
          </table:table-cell>
          <table:table-cell office:value-type="float" office:value="0.0425533">
            <text:p>0.0425533</text:p>
          </table:table-cell>
          <table:table-cell office:value-type="float" office:value="0.315002">
            <text:p>0.315002</text:p>
          </table:table-cell>
          <table:table-cell office:value-type="float" office:value="0.098212">
            <text:p>0.098212</text:p>
          </table:table-cell>
          <table:table-cell table:number-columns-repeated="20"/>
        </table:table-row>
        <table:table-row table:style-name="ro1">
          <table:table-cell office:value-type="float" office:value="1048576">
            <text:p>1048576</text:p>
          </table:table-cell>
          <table:table-cell office:value-type="float" office:value="0.042163">
            <text:p>0.042163</text:p>
          </table:table-cell>
          <table:table-cell office:value-type="float" office:value="0.315967">
            <text:p>0.315967</text:p>
          </table:table-cell>
          <table:table-cell office:value-type="float" office:value="0.0974898">
            <text:p>0.0974898</text:p>
          </table:table-cell>
          <table:table-cell table:number-columns-repeated="20"/>
        </table:table-row>
        <table:table-row table:style-name="ro1">
          <table:table-cell office:value-type="float" office:value="2097152">
            <text:p>2097152</text:p>
          </table:table-cell>
          <table:table-cell office:value-type="float" office:value="0.084363">
            <text:p>0.084363</text:p>
          </table:table-cell>
          <table:table-cell office:value-type="float" office:value="0.652303">
            <text:p>0.652303</text:p>
          </table:table-cell>
          <table:table-cell office:value-type="float" office:value="0.19304">
            <text:p>0.19304</text:p>
          </table:table-cell>
          <table:table-cell table:number-columns-repeated="20"/>
        </table:table-row>
        <table:table-row table:style-name="ro1">
          <table:table-cell office:value-type="float" office:value="2097152">
            <text:p>2097152</text:p>
          </table:table-cell>
          <table:table-cell office:value-type="float" office:value="0.0844119">
            <text:p>0.0844119</text:p>
          </table:table-cell>
          <table:table-cell office:value-type="float" office:value="0.65355">
            <text:p>0.65355</text:p>
          </table:table-cell>
          <table:table-cell office:value-type="float" office:value="0.192292">
            <text:p>0.192292</text:p>
          </table:table-cell>
          <table:table-cell table:number-columns-repeated="20"/>
        </table:table-row>
        <table:table-row table:style-name="ro1">
          <table:table-cell office:value-type="float" office:value="2097152">
            <text:p>2097152</text:p>
          </table:table-cell>
          <table:table-cell office:value-type="float" office:value="0.0844476">
            <text:p>0.0844476</text:p>
          </table:table-cell>
          <table:table-cell office:value-type="float" office:value="0.652314">
            <text:p>0.652314</text:p>
          </table:table-cell>
          <table:table-cell office:value-type="float" office:value="0.192481">
            <text:p>0.192481</text:p>
          </table:table-cell>
          <table:table-cell table:number-columns-repeated="20"/>
        </table:table-row>
        <table:table-row table:style-name="ro1">
          <table:table-cell office:value-type="float" office:value="2097152">
            <text:p>2097152</text:p>
          </table:table-cell>
          <table:table-cell office:value-type="float" office:value="0.084442">
            <text:p>0.084442</text:p>
          </table:table-cell>
          <table:table-cell office:value-type="float" office:value="0.650564">
            <text:p>0.650564</text:p>
          </table:table-cell>
          <table:table-cell office:value-type="float" office:value="0.193872">
            <text:p>0.193872</text:p>
          </table:table-cell>
          <table:table-cell table:number-columns-repeated="20"/>
        </table:table-row>
        <table:table-row table:style-name="ro1">
          <table:table-cell office:value-type="float" office:value="2097152">
            <text:p>2097152</text:p>
          </table:table-cell>
          <table:table-cell office:value-type="float" office:value="0.0844288">
            <text:p>0.0844288</text:p>
          </table:table-cell>
          <table:table-cell office:value-type="float" office:value="0.650844">
            <text:p>0.650844</text:p>
          </table:table-cell>
          <table:table-cell office:value-type="float" office:value="0.19227">
            <text:p>0.19227</text:p>
          </table:table-cell>
          <table:table-cell table:number-columns-repeated="20"/>
        </table:table-row>
        <table:table-row table:style-name="ro1">
          <table:table-cell office:value-type="float" office:value="4194304">
            <text:p>4194304</text:p>
          </table:table-cell>
          <table:table-cell office:value-type="float" office:value="0.169558">
            <text:p>0.169558</text:p>
          </table:table-cell>
          <table:table-cell office:value-type="float" office:value="1.34212">
            <text:p>1.34212</text:p>
          </table:table-cell>
          <table:table-cell office:value-type="float" office:value="0.384992">
            <text:p>0.384992</text:p>
          </table:table-cell>
          <table:table-cell table:number-columns-repeated="20"/>
        </table:table-row>
        <table:table-row table:style-name="ro1">
          <table:table-cell office:value-type="float" office:value="4194304">
            <text:p>4194304</text:p>
          </table:table-cell>
          <table:table-cell office:value-type="float" office:value="0.169389">
            <text:p>0.169389</text:p>
          </table:table-cell>
          <table:table-cell office:value-type="float" office:value="1.34456">
            <text:p>1.34456</text:p>
          </table:table-cell>
          <table:table-cell office:value-type="float" office:value="0.386826">
            <text:p>0.386826</text:p>
          </table:table-cell>
          <table:table-cell table:number-columns-repeated="20"/>
        </table:table-row>
        <table:table-row table:style-name="ro1">
          <table:table-cell office:value-type="float" office:value="4194304">
            <text:p>4194304</text:p>
          </table:table-cell>
          <table:table-cell office:value-type="float" office:value="0.170404">
            <text:p>0.170404</text:p>
          </table:table-cell>
          <table:table-cell office:value-type="float" office:value="1.33972">
            <text:p>1.33972</text:p>
          </table:table-cell>
          <table:table-cell office:value-type="float" office:value="0.385036">
            <text:p>0.385036</text:p>
          </table:table-cell>
          <table:table-cell table:number-columns-repeated="20"/>
        </table:table-row>
        <table:table-row table:style-name="ro1">
          <table:table-cell office:value-type="float" office:value="4194304">
            <text:p>4194304</text:p>
          </table:table-cell>
          <table:table-cell office:value-type="float" office:value="0.169331">
            <text:p>0.169331</text:p>
          </table:table-cell>
          <table:table-cell office:value-type="float" office:value="1.34073">
            <text:p>1.34073</text:p>
          </table:table-cell>
          <table:table-cell office:value-type="float" office:value="0.386802">
            <text:p>0.386802</text:p>
          </table:table-cell>
          <table:table-cell table:number-columns-repeated="20"/>
        </table:table-row>
        <table:table-row table:style-name="ro1">
          <table:table-cell office:value-type="float" office:value="4194304">
            <text:p>4194304</text:p>
          </table:table-cell>
          <table:table-cell office:value-type="float" office:value="0.169944">
            <text:p>0.169944</text:p>
          </table:table-cell>
          <table:table-cell office:value-type="float" office:value="1.33508">
            <text:p>1.33508</text:p>
          </table:table-cell>
          <table:table-cell office:value-type="float" office:value="0.38632">
            <text:p>0.38632</text:p>
          </table:table-cell>
          <table:table-cell table:number-columns-repeated="20"/>
        </table:table-row>
        <table:table-row table:style-name="ro1">
          <table:table-cell office:value-type="float" office:value="8388608">
            <text:p>8388608</text:p>
          </table:table-cell>
          <table:table-cell office:value-type="float" office:value="0.33891">
            <text:p>0.33891</text:p>
          </table:table-cell>
          <table:table-cell office:value-type="float" office:value="2.75072">
            <text:p>2.75072</text:p>
          </table:table-cell>
          <table:table-cell office:value-type="float" office:value="0.719822">
            <text:p>0.719822</text:p>
          </table:table-cell>
          <table:table-cell table:number-columns-repeated="20"/>
        </table:table-row>
        <table:table-row table:style-name="ro1">
          <table:table-cell office:value-type="float" office:value="8388608">
            <text:p>8388608</text:p>
          </table:table-cell>
          <table:table-cell office:value-type="float" office:value="0.339685">
            <text:p>0.339685</text:p>
          </table:table-cell>
          <table:table-cell office:value-type="float" office:value="2.74675">
            <text:p>2.74675</text:p>
          </table:table-cell>
          <table:table-cell office:value-type="float" office:value="0.720528">
            <text:p>0.720528</text:p>
          </table:table-cell>
          <table:table-cell table:number-columns-repeated="20"/>
        </table:table-row>
        <table:table-row table:style-name="ro1">
          <table:table-cell office:value-type="float" office:value="8388608">
            <text:p>8388608</text:p>
          </table:table-cell>
          <table:table-cell office:value-type="float" office:value="0.338753">
            <text:p>0.338753</text:p>
          </table:table-cell>
          <table:table-cell office:value-type="float" office:value="2.74407">
            <text:p>2.74407</text:p>
          </table:table-cell>
          <table:table-cell office:value-type="float" office:value="0.720757">
            <text:p>0.720757</text:p>
          </table:table-cell>
          <table:table-cell table:number-columns-repeated="20"/>
        </table:table-row>
        <table:table-row table:style-name="ro1">
          <table:table-cell office:value-type="float" office:value="8388608">
            <text:p>8388608</text:p>
          </table:table-cell>
          <table:table-cell office:value-type="float" office:value="0.338958">
            <text:p>0.338958</text:p>
          </table:table-cell>
          <table:table-cell office:value-type="float" office:value="2.74839">
            <text:p>2.74839</text:p>
          </table:table-cell>
          <table:table-cell office:value-type="float" office:value="0.721184">
            <text:p>0.721184</text:p>
          </table:table-cell>
          <table:table-cell table:number-columns-repeated="20"/>
        </table:table-row>
        <table:table-row table:style-name="ro1">
          <table:table-cell office:value-type="float" office:value="8388608">
            <text:p>8388608</text:p>
          </table:table-cell>
          <table:table-cell office:value-type="float" office:value="0.362279">
            <text:p>0.362279</text:p>
          </table:table-cell>
          <table:table-cell office:value-type="float" office:value="2.95993">
            <text:p>2.95993</text:p>
          </table:table-cell>
          <table:table-cell office:value-type="float" office:value="0.75185">
            <text:p>0.75185</text:p>
          </table:table-cell>
          <table:table-cell table:number-columns-repeated="20"/>
        </table:table-row>
        <table:table-row table:style-name="ro1">
          <table:table-cell office:value-type="float" office:value="16777216">
            <text:p>16777216</text:p>
          </table:table-cell>
          <table:table-cell office:value-type="float" office:value="0.735412">
            <text:p>0.735412</text:p>
          </table:table-cell>
          <table:table-cell office:value-type="float" office:value="5.81346">
            <text:p>5.81346</text:p>
          </table:table-cell>
          <table:table-cell office:value-type="float" office:value="1.49185">
            <text:p>1.49185</text:p>
          </table:table-cell>
          <table:table-cell table:number-columns-repeated="20"/>
        </table:table-row>
        <table:table-row table:style-name="ro1">
          <table:table-cell office:value-type="float" office:value="16777216">
            <text:p>16777216</text:p>
          </table:table-cell>
          <table:table-cell office:value-type="float" office:value="0.693558">
            <text:p>0.693558</text:p>
          </table:table-cell>
          <table:table-cell office:value-type="float" office:value="5.65845">
            <text:p>5.65845</text:p>
          </table:table-cell>
          <table:table-cell office:value-type="float" office:value="1.44194">
            <text:p>1.44194</text:p>
          </table:table-cell>
          <table:table-cell table:number-columns-repeated="20"/>
        </table:table-row>
        <table:table-row table:style-name="ro1">
          <table:table-cell office:value-type="float" office:value="16777216">
            <text:p>16777216</text:p>
          </table:table-cell>
          <table:table-cell office:value-type="float" office:value="0.682304">
            <text:p>0.682304</text:p>
          </table:table-cell>
          <table:table-cell office:value-type="float" office:value="5.68144">
            <text:p>5.68144</text:p>
          </table:table-cell>
          <table:table-cell office:value-type="float" office:value="1.44847">
            <text:p>1.44847</text:p>
          </table:table-cell>
          <table:table-cell table:number-columns-repeated="20"/>
        </table:table-row>
        <table:table-row table:style-name="ro1">
          <table:table-cell office:value-type="float" office:value="16777216">
            <text:p>16777216</text:p>
          </table:table-cell>
          <table:table-cell office:value-type="float" office:value="0.68946">
            <text:p>0.68946</text:p>
          </table:table-cell>
          <table:table-cell office:value-type="float" office:value="5.65472">
            <text:p>5.65472</text:p>
          </table:table-cell>
          <table:table-cell office:value-type="float" office:value="1.44646">
            <text:p>1.44646</text:p>
          </table:table-cell>
          <table:table-cell table:number-columns-repeated="20"/>
        </table:table-row>
        <table:table-row table:style-name="ro1">
          <table:table-cell office:value-type="float" office:value="16777216">
            <text:p>16777216</text:p>
          </table:table-cell>
          <table:table-cell office:value-type="float" office:value="0.690951">
            <text:p>0.690951</text:p>
          </table:table-cell>
          <table:table-cell office:value-type="float" office:value="5.49235">
            <text:p>5.49235</text:p>
          </table:table-cell>
          <table:table-cell office:value-type="float" office:value="1.29368">
            <text:p>1.29368</text:p>
          </table:table-cell>
          <table:table-cell table:number-columns-repeated="20"/>
        </table:table-row>
        <table:table-row table:style-name="ro1" table:number-rows-repeated="1048477">
          <table:table-cell table:number-columns-repeated="24"/>
        </table:table-row>
        <table:table-row table:style-name="ro1">
          <table:table-cell table:number-columns-repeated="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29">00/00/0000</text:date>, <text:time style:data-style-name="N2" text:time-value="0000-00-00T17:22:2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ghtmind </meta:initial-creator>
    <meta:creation-date>2013-11-23T17:01:24</meta:creation-date>
    <dc:date>2013-11-29T17:25:54</dc:date>
    <dc:creator>mind </dc:creator>
    <meta:editing-duration>PT1H53M10S</meta:editing-duration>
    <meta:editing-cycles>6</meta:editing-cycles>
    <meta:generator>LibreOffice/4.0.2.2$Linux_X86_64 LibreOffice_project/400m0$Build-2</meta:generator>
    <meta:document-statistic meta:table-count="1" meta:cell-count="676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5.497cm" svg:height="15.549cm" xlink:href=".." xlink:type="simple" chart:class="chart:line" chart:style-name="ch1">
        <chart:title svg:x="10.455cm" svg:y="0.446cm" chart:style-name="ch2">
          <text:p>Priority Queue - Insert</text:p>
        </chart:title>
        <chart:subtitle svg:x="9.212cm" svg:y="1.535cm" chart:style-name="ch3">
          <text:p>measured time vs asymptotic behaviour</text:p>
        </chart:subtitle>
        <chart:legend chart:legend-position="end" svg:x="21.983cm" svg:y="6.977cm" style:legend-expansion="high" chart:style-name="ch4"/>
        <chart:plot-area chart:style-name="ch5" table:cell-range-address="Sheet1.J4:Sheet1.J22 Sheet1.S3:Sheet1.U22" chart:data-source-has-labels="both" svg:x="1.52cm" svg:y="2.838cm" svg:width="19.445cm" svg:height="11.42cm">
          <chartooo:coordinate-region svg:x="3.544cm" svg:y="3.037cm" svg:width="16.678cm" svg:height="10.176cm"/>
          <chart:axis chart:dimension="x" chart:name="primary-x" chart:style-name="ch6" chartooo:axis-type="auto">
            <chartooo:date-scale/>
            <chart:title svg:x="11.092cm" svg:y="14.568cm" chart:style-name="ch7">
              <text:p>n</text:p>
            </chart:title>
            <chart:categories table:cell-range-address="Sheet1.J4:Sheet1.J22"/>
          </chart:axis>
          <chart:axis chart:dimension="y" chart:name="primary-y" chart:style-name="ch6">
            <chart:title svg:x="0.451cm" svg:y="9.187cm" chart:style-name="ch8">
              <text:p>time/f(n)</text:p>
            </chart:title>
            <chart:grid chart:style-name="ch9" chart:class="major"/>
          </chart:axis>
          <chart:series chart:style-name="ch10" chart:values-cell-range-address="Sheet1.S4:Sheet1.S22" chart:label-cell-address="Sheet1.S3:Sheet1.S3" chart:class="chart:line">
            <chart:data-point chart:repeated="19"/>
          </chart:series>
          <chart:series chart:style-name="ch11" chart:values-cell-range-address="Sheet1.T4:Sheet1.T22" chart:label-cell-address="Sheet1.T3:Sheet1.T3" chart:class="chart:line">
            <chart:data-point chart:repeated="19"/>
          </chart:series>
          <chart:series chart:style-name="ch12" chart:values-cell-range-address="Sheet1.U4:Sheet1.U22" chart:label-cell-address="Sheet1.U3:Sheet1.U3" chart:class="chart:line">
            <chart:data-point chart:repeated="1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ibonacci</text:p>
                <draw:g>
                  <svg:desc>Sheet1.S3:Sheet1.S3</svg:desc>
                </draw:g>
              </table:table-cell>
              <table:table-cell office:value-type="string">
                <text:p>binary</text:p>
                <draw:g>
                  <svg:desc>Sheet1.T3:Sheet1.T3</svg:desc>
                </draw:g>
              </table:table-cell>
              <table:table-cell office:value-type="string">
                <text:p>van emde boa</text:p>
                <draw:g>
                  <svg:desc>Sheet1.U3:Sheet1.U3</svg:desc>
                </draw:g>
              </table:table-cell>
            </table:table-row>
          </table:table-header-rows>
          <table:table-rows>
            <table:table-row>
              <table:table-cell office:value-type="float" office:value="64">
                <text:p>60</text:p>
                <draw:g>
                  <svg:desc>Sheet1.J4:Sheet1.J22</svg:desc>
                </draw:g>
              </table:table-cell>
              <table:table-cell office:value-type="float" office:value="0.000000105575">
                <text:p>0.000000105575</text:p>
                <draw:g>
                  <svg:desc>Sheet1.S4:Sheet1.S22</svg:desc>
                </draw:g>
              </table:table-cell>
              <table:table-cell office:value-type="float" office:value="0.0000000736619791666667">
                <text:p>0.0000000736619791666667</text:p>
                <draw:g>
                  <svg:desc>Sheet1.T4:Sheet1.T22</svg:desc>
                </draw:g>
              </table:table-cell>
              <table:table-cell office:value-type="float" office:value="0.00000017990557739383">
                <text:p>0.00000017990557739383</text:p>
                <draw:g>
                  <svg:desc>Sheet1.U4:Sheet1.U22</svg:desc>
                </draw:g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0.0000000901609375">
                <text:p>0.0000000901609375</text:p>
              </table:table-cell>
              <table:table-cell office:value-type="float" office:value="0.0000000616118303571429">
                <text:p>0.0000000616118303571429</text:p>
              </table:table-cell>
              <table:table-cell office:value-type="float" office:value="0.000000237914334171936">
                <text:p>0.000000237914334171936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0.0000000816421875">
                <text:p>0.0000000816421875</text:p>
              </table:table-cell>
              <table:table-cell office:value-type="float" office:value="0.00000006084794921875">
                <text:p>0.00000006084794921875</text:p>
              </table:table-cell>
              <table:table-cell office:value-type="float" office:value="0.000000214860405989343">
                <text:p>0.000000214860405989343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0.0000000442453125">
                <text:p>0.0000000442453125</text:p>
              </table:table-cell>
              <table:table-cell office:value-type="float" office:value="0.0000000287937934027778">
                <text:p>0.0000000287937934027778</text:p>
              </table:table-cell>
              <table:table-cell office:value-type="float" office:value="0.0000000744135720716549">
                <text:p>0.0000000744135720716549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0.000000031858203125">
                <text:p>0.000000031858203125</text:p>
              </table:table-cell>
              <table:table-cell office:value-type="float" office:value="0.00000002045287109375">
                <text:p>0.00000002045287109375</text:p>
              </table:table-cell>
              <table:table-cell office:value-type="float" office:value="0.0000000674552734375">
                <text:p>0.0000000674552734375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0.0000000289484375">
                <text:p>0.0000000289484375</text:p>
              </table:table-cell>
              <table:table-cell office:value-type="float" office:value="0.0000000189718838778409">
                <text:p>0.0000000189718838778409</text:p>
              </table:table-cell>
              <table:table-cell office:value-type="float" office:value="0.000000056135952504427">
                <text:p>0.000000056135952504427</text:p>
              </table:table-cell>
            </table:table-row>
            <table:table-row>
              <table:table-cell office:value-type="float" office:value="4096">
                <text:p>4100</text:p>
              </table:table-cell>
              <table:table-cell office:value-type="float" office:value="0.00000003815908203125">
                <text:p>0.00000003815908203125</text:p>
              </table:table-cell>
              <table:table-cell office:value-type="float" office:value="0.0000000185389363606771">
                <text:p>0.0000000185389363606771</text:p>
              </table:table-cell>
              <table:table-cell office:value-type="float" office:value="0.00000005402519616529">
                <text:p>0.00000005402519616529</text:p>
              </table:table-cell>
            </table:table-row>
            <table:table-row>
              <table:table-cell office:value-type="float" office:value="8192">
                <text:p>8190</text:p>
              </table:table-cell>
              <table:table-cell office:value-type="float" office:value="0.000000037615576171875">
                <text:p>0.000000037615576171875</text:p>
              </table:table-cell>
              <table:table-cell office:value-type="float" office:value="0.0000000178382850060096">
                <text:p>0.0000000178382850060096</text:p>
              </table:table-cell>
              <table:table-cell office:value-type="float" office:value="0.0000000589214926793205">
                <text:p>0.0000000589214926793205</text:p>
              </table:table-cell>
            </table:table-row>
            <table:table-row>
              <table:table-cell office:value-type="float" office:value="16384">
                <text:p>16380</text:p>
              </table:table-cell>
              <table:table-cell office:value-type="float" office:value="0.0000000384234741210938">
                <text:p>0.0000000384234741210938</text:p>
              </table:table-cell>
              <table:table-cell office:value-type="float" office:value="0.0000000172353951590402">
                <text:p>0.0000000172353951590402</text:p>
              </table:table-cell>
              <table:table-cell office:value-type="float" office:value="0.000000057792877451233">
                <text:p>0.000000057792877451233</text:p>
              </table:table-cell>
            </table:table-row>
            <table:table-row>
              <table:table-cell office:value-type="float" office:value="32768">
                <text:p>32770</text:p>
              </table:table-cell>
              <table:table-cell office:value-type="float" office:value="0.0000000399441528320312">
                <text:p>0.0000000399441528320312</text:p>
              </table:table-cell>
              <table:table-cell office:value-type="float" office:value="0.0000000166832071940104">
                <text:p>0.0000000166832071940104</text:p>
              </table:table-cell>
              <table:table-cell office:value-type="float" office:value="0.0000000753730360336428">
                <text:p>0.0000000753730360336428</text:p>
              </table:table-cell>
            </table:table-row>
            <table:table-row>
              <table:table-cell office:value-type="float" office:value="65536">
                <text:p>65540</text:p>
              </table:table-cell>
              <table:table-cell office:value-type="float" office:value="0.0000000401971130371094">
                <text:p>0.0000000401971130371094</text:p>
              </table:table-cell>
              <table:table-cell office:value-type="float" office:value="0.0000000161749458312988">
                <text:p>0.0000000161749458312988</text:p>
              </table:table-cell>
              <table:table-cell office:value-type="float" office:value="0.0000000753548640620389">
                <text:p>0.0000000753548640620389</text:p>
              </table:table-cell>
            </table:table-row>
            <table:table-row>
              <table:table-cell office:value-type="float" office:value="131072">
                <text:p>131070</text:p>
              </table:table-cell>
              <table:table-cell office:value-type="float" office:value="0.0000000407258758544922">
                <text:p>0.0000000407258758544922</text:p>
              </table:table-cell>
              <table:table-cell office:value-type="float" office:value="0.0000000160029961081112">
                <text:p>0.0000000160029961081112</text:p>
              </table:table-cell>
              <table:table-cell office:value-type="float" office:value="0.0000000740568729669981">
                <text:p>0.0000000740568729669981</text:p>
              </table:table-cell>
            </table:table-row>
            <table:table-row>
              <table:table-cell office:value-type="float" office:value="262144">
                <text:p>262140</text:p>
              </table:table-cell>
              <table:table-cell office:value-type="float" office:value="0.000000040240478515625">
                <text:p>0.000000040240478515625</text:p>
              </table:table-cell>
              <table:table-cell office:value-type="float" office:value="0.000000015657098558214">
                <text:p>0.000000015657098558214</text:p>
              </table:table-cell>
              <table:table-cell office:value-type="float" office:value="0.0000000725926077948888">
                <text:p>0.0000000725926077948888</text:p>
              </table:table-cell>
            </table:table-row>
            <table:table-row>
              <table:table-cell office:value-type="float" office:value="524288">
                <text:p>524290</text:p>
              </table:table-cell>
              <table:table-cell office:value-type="float" office:value="0.0000000402894973754883">
                <text:p>0.0000000402894973754883</text:p>
              </table:table-cell>
              <table:table-cell office:value-type="float" office:value="0.0000000153786709434108">
                <text:p>0.0000000153786709434108</text:p>
              </table:table-cell>
              <table:table-cell office:value-type="float" office:value="0.0000000721232750197707">
                <text:p>0.0000000721232750197707</text:p>
              </table:table-cell>
            </table:table-row>
            <table:table-row>
              <table:table-cell office:value-type="float" office:value="1048576">
                <text:p>1048580</text:p>
              </table:table-cell>
              <table:table-cell office:value-type="float" office:value="0.0000000403242301940918">
                <text:p>0.0000000403242301940918</text:p>
              </table:table-cell>
              <table:table-cell office:value-type="float" office:value="0.0000000150664806365967">
                <text:p>0.0000000150664806365967</text:p>
              </table:table-cell>
              <table:table-cell office:value-type="float" office:value="0.0000000713186512048245">
                <text:p>0.0000000713186512048245</text:p>
              </table:table-cell>
            </table:table-row>
            <table:table-row>
              <table:table-cell office:value-type="float" office:value="2097152">
                <text:p>2097150</text:p>
              </table:table-cell>
              <table:table-cell office:value-type="float" office:value="0.0000000402539539337158">
                <text:p>0.0000000402539539337158</text:p>
              </table:table-cell>
              <table:table-cell office:value-type="float" office:value="0.0000000148027283804757">
                <text:p>0.0000000148027283804757</text:p>
              </table:table-cell>
              <table:table-cell office:value-type="float" office:value="0.0000000695269785679828">
                <text:p>0.0000000695269785679828</text:p>
              </table:table-cell>
            </table:table-row>
            <table:table-row>
              <table:table-cell office:value-type="float" office:value="4194304">
                <text:p>4194300</text:p>
              </table:table-cell>
              <table:table-cell office:value-type="float" office:value="0.0000000404656410217285">
                <text:p>0.0000000404656410217285</text:p>
              </table:table-cell>
              <table:table-cell office:value-type="float" office:value="0.0000000145266489549117">
                <text:p>0.0000000145266489549117</text:p>
              </table:table-cell>
              <table:table-cell office:value-type="float" office:value="0.0000000685539870852435">
                <text:p>0.0000000685539870852435</text:p>
              </table:table-cell>
            </table:table-row>
            <table:table-row>
              <table:table-cell office:value-type="float" office:value="8388608">
                <text:p>8388610</text:p>
              </table:table-cell>
              <table:table-cell office:value-type="float" office:value="0.0000000409742593765259">
                <text:p>0.0000000409742593765259</text:p>
              </table:table-cell>
              <table:table-cell office:value-type="float" office:value="0.0000000144604599994162">
                <text:p>0.0000000144604599994162</text:p>
              </table:table-cell>
              <table:table-cell office:value-type="float" office:value="0.00000006362848071085">
                <text:p>0.00000006362848071085</text:p>
              </table:table-cell>
            </table:table-row>
            <table:table-row>
              <table:table-cell office:value-type="float" office:value="16777216">
                <text:p>16777220</text:p>
              </table:table-cell>
              <table:table-cell office:value-type="float" office:value="0.000000041624128818512">
                <text:p>0.000000041624128818512</text:p>
              </table:table-cell>
              <table:table-cell office:value-type="float" office:value="0.0000000140569706757863">
                <text:p>0.0000000140569706757863</text:p>
              </table:table-cell>
              <table:table-cell office:value-type="float" office:value="0.0000000615163982321697">
                <text:p>0.000000061516398232169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3.333cm" svg:height="14.142cm" xlink:href=".." xlink:type="simple" chart:class="chart:line" chart:style-name="ch1">
        <chart:title svg:x="9.254cm" svg:y="0.418cm" chart:style-name="ch2">
          <text:p>Priority Queues - Insert</text:p>
        </chart:title>
        <chart:subtitle svg:x="10.299cm" svg:y="1.479cm" chart:style-name="ch3">
          <text:p>Measured time</text:p>
        </chart:subtitle>
        <chart:legend chart:legend-position="end" svg:x="19.634cm" svg:y="6.274cm" style:legend-expansion="high" chart:style-name="ch4"/>
        <chart:plot-area chart:style-name="ch5" table:cell-range-address="Sheet1.J4:Sheet1.J22 Sheet1.L3:Sheet1.N22" chart:data-source-has-labels="both" svg:x="1.477cm" svg:y="2.726cm" svg:width="17.225cm" svg:height="10.153cm">
          <chartooo:coordinate-region svg:x="3.13cm" svg:y="2.925cm" svg:width="14.829cm" svg:height="8.909cm"/>
          <chart:axis chart:dimension="x" chart:name="primary-x" chart:style-name="ch6" chartooo:axis-type="auto">
            <chartooo:date-scale/>
            <chart:title svg:x="9.37cm" svg:y="13.161cm" chart:style-name="ch7">
              <text:p>elements</text:p>
            </chart:title>
            <chart:categories table:cell-range-address="Sheet1.J4:Sheet1.J22"/>
          </chart:axis>
          <chart:axis chart:dimension="y" chart:name="primary-y" chart:style-name="ch8">
            <chart:title svg:x="0.451cm" svg:y="8.468cm" chart:style-name="ch9">
              <text:p>seconds</text:p>
            </chart:title>
            <chart:grid chart:style-name="ch10" chart:class="major"/>
          </chart:axis>
          <chart:series chart:style-name="ch11" chart:values-cell-range-address="Sheet1.L4:Sheet1.L22" chart:label-cell-address="Sheet1.L3:Sheet1.L3" chart:class="chart:line">
            <chart:data-point chart:repeated="19"/>
          </chart:series>
          <chart:series chart:style-name="ch12" chart:values-cell-range-address="Sheet1.M4:Sheet1.M22" chart:label-cell-address="Sheet1.M3:Sheet1.M3" chart:class="chart:line">
            <chart:data-point chart:repeated="19"/>
          </chart:series>
          <chart:series chart:style-name="ch13" chart:values-cell-range-address="Sheet1.N4:Sheet1.N22" chart:label-cell-address="Sheet1.N3:Sheet1.N3" chart:class="chart:line">
            <chart:data-point chart:repeated="1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ibonacci</text:p>
                <draw:g>
                  <svg:desc>Sheet1.L3:Sheet1.L3</svg:desc>
                </draw:g>
              </table:table-cell>
              <table:table-cell office:value-type="string">
                <text:p>binary</text:p>
                <draw:g>
                  <svg:desc>Sheet1.M3:Sheet1.M3</svg:desc>
                </draw:g>
              </table:table-cell>
              <table:table-cell office:value-type="string">
                <text:p>van emde boas</text:p>
                <draw:g>
                  <svg:desc>Sheet1.N3:Sheet1.N3</svg:desc>
                </draw:g>
              </table:table-cell>
            </table:table-row>
          </table:table-header-rows>
          <table:table-rows>
            <table:table-row>
              <table:table-cell office:value-type="float" office:value="64">
                <text:p>60</text:p>
                <draw:g>
                  <svg:desc>Sheet1.J4:Sheet1.J22</svg:desc>
                </draw:g>
              </table:table-cell>
              <table:table-cell office:value-type="float" office:value="0.0000067568">
                <text:p>0.0000067568</text:p>
                <draw:g>
                  <svg:desc>Sheet1.L4:Sheet1.L22</svg:desc>
                </draw:g>
              </table:table-cell>
              <table:table-cell office:value-type="float" office:value="0.0000282862">
                <text:p>0.0000282862</text:p>
                <draw:g>
                  <svg:desc>Sheet1.M4:Sheet1.M22</svg:desc>
                </draw:g>
              </table:table-cell>
              <table:table-cell office:value-type="float" office:value="0.0000089596">
                <text:p>0.0000089596</text:p>
                <draw:g>
                  <svg:desc>Sheet1.N4:Sheet1.N22</svg:desc>
                </draw:g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0.0000115406">
                <text:p>0.0000115406</text:p>
              </table:table-cell>
              <table:table-cell office:value-type="float" office:value="0.0000552042">
                <text:p>0.0000552042</text:p>
              </table:table-cell>
              <table:table-cell office:value-type="float" office:value="0.0000257358">
                <text:p>0.0000257358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0.0000209004">
                <text:p>0.0000209004</text:p>
              </table:table-cell>
              <table:table-cell office:value-type="float" office:value="0.0001246166">
                <text:p>0.0001246166</text:p>
              </table:table-cell>
              <table:table-cell office:value-type="float" office:value="0.0000496738">
                <text:p>0.0000496738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0.0000226536">
                <text:p>0.0000226536</text:p>
              </table:table-cell>
              <table:table-cell office:value-type="float" office:value="0.0001326818">
                <text:p>0.0001326818</text:p>
              </table:table-cell>
              <table:table-cell office:value-type="float" office:value="0.0000363564">
                <text:p>0.0000363564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0.0000326228">
                <text:p>0.0000326228</text:p>
              </table:table-cell>
              <table:table-cell office:value-type="float" office:value="0.0002094374">
                <text:p>0.0002094374</text:p>
              </table:table-cell>
              <table:table-cell office:value-type="float" office:value="0.0000690742">
                <text:p>0.0000690742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0.0000592864">
                <text:p>0.0000592864</text:p>
              </table:table-cell>
              <table:table-cell office:value-type="float" office:value="0.0004273986">
                <text:p>0.0004273986</text:p>
              </table:table-cell>
              <table:table-cell office:value-type="float" office:value="0.0001197252">
                <text:p>0.0001197252</text:p>
              </table:table-cell>
            </table:table-row>
            <table:table-row>
              <table:table-cell office:value-type="float" office:value="4096">
                <text:p>4100</text:p>
              </table:table-cell>
              <table:table-cell office:value-type="float" office:value="0.0001562996">
                <text:p>0.0001562996</text:p>
              </table:table-cell>
              <table:table-cell office:value-type="float" office:value="0.0009112258">
                <text:p>0.0009112258</text:p>
              </table:table-cell>
              <table:table-cell office:value-type="float" office:value="0.000238809">
                <text:p>0.000238809</text:p>
              </table:table-cell>
            </table:table-row>
            <table:table-row>
              <table:table-cell office:value-type="float" office:value="8192">
                <text:p>8190</text:p>
              </table:table-cell>
              <table:table-cell office:value-type="float" office:value="0.0003081468">
                <text:p>0.0003081468</text:p>
              </table:table-cell>
              <table:table-cell office:value-type="float" office:value="0.001899706">
                <text:p>0.001899706</text:p>
              </table:table-cell>
              <table:table-cell office:value-type="float" office:value="0.0005376836">
                <text:p>0.0005376836</text:p>
              </table:table-cell>
            </table:table-row>
            <table:table-row>
              <table:table-cell office:value-type="float" office:value="16384">
                <text:p>16380</text:p>
              </table:table-cell>
              <table:table-cell office:value-type="float" office:value="0.0006295302">
                <text:p>0.0006295302</text:p>
              </table:table-cell>
              <table:table-cell office:value-type="float" office:value="0.003953386">
                <text:p>0.003953386</text:p>
              </table:table-cell>
              <table:table-cell office:value-type="float" office:value="0.001085244">
                <text:p>0.001085244</text:p>
              </table:table-cell>
            </table:table-row>
            <table:table-row>
              <table:table-cell office:value-type="float" office:value="32768">
                <text:p>32770</text:p>
              </table:table-cell>
              <table:table-cell office:value-type="float" office:value="0.00130889">
                <text:p>0.00130889</text:p>
              </table:table-cell>
              <table:table-cell office:value-type="float" office:value="0.00820013">
                <text:p>0.00820013</text:p>
              </table:table-cell>
              <table:table-cell office:value-type="float" office:value="0.002904738">
                <text:p>0.002904738</text:p>
              </table:table-cell>
            </table:table-row>
            <table:table-row>
              <table:table-cell office:value-type="float" office:value="65536">
                <text:p>65540</text:p>
              </table:table-cell>
              <table:table-cell office:value-type="float" office:value="0.002634358">
                <text:p>0.002634358</text:p>
              </table:table-cell>
              <table:table-cell office:value-type="float" office:value="0.01696066">
                <text:p>0.01696066</text:p>
              </table:table-cell>
              <table:table-cell office:value-type="float" office:value="0.005946494">
                <text:p>0.005946494</text:p>
              </table:table-cell>
            </table:table-row>
            <table:table-row>
              <table:table-cell office:value-type="float" office:value="131072">
                <text:p>131070</text:p>
              </table:table-cell>
              <table:table-cell office:value-type="float" office:value="0.005338022">
                <text:p>0.005338022</text:p>
              </table:table-cell>
              <table:table-cell office:value-type="float" office:value="0.03565826">
                <text:p>0.03565826</text:p>
              </table:table-cell>
              <table:table-cell office:value-type="float" office:value="0.0119437">
                <text:p>0.0119437</text:p>
              </table:table-cell>
            </table:table-row>
            <table:table-row>
              <table:table-cell office:value-type="float" office:value="262144">
                <text:p>262140</text:p>
              </table:table-cell>
              <table:table-cell office:value-type="float" office:value="0.0105488">
                <text:p>0.0105488</text:p>
              </table:table-cell>
              <table:table-cell office:value-type="float" office:value="0.07387946">
                <text:p>0.07387946</text:p>
              </table:table-cell>
              <table:table-cell office:value-type="float" office:value="0.02388748">
                <text:p>0.02388748</text:p>
              </table:table-cell>
            </table:table-row>
            <table:table-row>
              <table:table-cell office:value-type="float" office:value="524288">
                <text:p>524290</text:p>
              </table:table-cell>
              <table:table-cell office:value-type="float" office:value="0.0211233">
                <text:p>0.0211233</text:p>
              </table:table-cell>
              <table:table-cell office:value-type="float" office:value="0.1531942">
                <text:p>0.1531942</text:p>
              </table:table-cell>
              <table:table-cell office:value-type="float" office:value="0.04835398">
                <text:p>0.04835398</text:p>
              </table:table-cell>
            </table:table-row>
            <table:table-row>
              <table:table-cell office:value-type="float" office:value="1048576">
                <text:p>1048580</text:p>
              </table:table-cell>
              <table:table-cell office:value-type="float" office:value="0.04228302">
                <text:p>0.04228302</text:p>
              </table:table-cell>
              <table:table-cell office:value-type="float" office:value="0.315967">
                <text:p>0.315967</text:p>
              </table:table-cell>
              <table:table-cell office:value-type="float" office:value="0.09729496">
                <text:p>0.09729496</text:p>
              </table:table-cell>
            </table:table-row>
            <table:table-row>
              <table:table-cell office:value-type="float" office:value="2097152">
                <text:p>2097150</text:p>
              </table:table-cell>
              <table:table-cell office:value-type="float" office:value="0.08441866">
                <text:p>0.08441866</text:p>
              </table:table-cell>
              <table:table-cell office:value-type="float" office:value="0.651915">
                <text:p>0.651915</text:p>
              </table:table-cell>
              <table:table-cell office:value-type="float" office:value="0.192791">
                <text:p>0.192791</text:p>
              </table:table-cell>
            </table:table-row>
            <table:table-row>
              <table:table-cell office:value-type="float" office:value="4194304">
                <text:p>4194300</text:p>
              </table:table-cell>
              <table:table-cell office:value-type="float" office:value="0.1697252">
                <text:p>0.1697252</text:p>
              </table:table-cell>
              <table:table-cell office:value-type="float" office:value="1.340442">
                <text:p>1.340442</text:p>
              </table:table-cell>
              <table:table-cell office:value-type="float" office:value="0.3859952">
                <text:p>0.3859952</text:p>
              </table:table-cell>
            </table:table-row>
            <table:table-row>
              <table:table-cell office:value-type="float" office:value="8388608">
                <text:p>8388610</text:p>
              </table:table-cell>
              <table:table-cell office:value-type="float" office:value="0.343717">
                <text:p>0.343717</text:p>
              </table:table-cell>
              <table:table-cell office:value-type="float" office:value="2.789972">
                <text:p>2.789972</text:p>
              </table:table-cell>
              <table:table-cell office:value-type="float" office:value="0.7268282">
                <text:p>0.7268282</text:p>
              </table:table-cell>
            </table:table-row>
            <table:table-row>
              <table:table-cell office:value-type="float" office:value="16777216">
                <text:p>16777220</text:p>
              </table:table-cell>
              <table:table-cell office:value-type="float" office:value="0.698337">
                <text:p>0.698337</text:p>
              </table:table-cell>
              <table:table-cell office:value-type="float" office:value="5.660084">
                <text:p>5.660084</text:p>
              </table:table-cell>
              <table:table-cell office:value-type="float" office:value="1.42448">
                <text:p>1.4244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